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automatic-styles>
    <style:style style:name="P1" style:family="paragraph" style:parent-style-name="Standard">
      <style:paragraph-properties fo:text-align="center" style:justify-single-word="false"/>
      <style:text-properties fo:font-weight="bold" officeooo:rsid="000b6b69" officeooo:paragraph-rsid="000b6b69" style:font-weight-asian="bold" style:font-name-complex="Tajawal ExtraLight" style:font-size-complex="16pt" style:font-weight-complex="bold"/>
    </style:style>
    <style:style style:name="P2" style:family="paragraph" style:parent-style-name="Standard">
      <style:paragraph-properties fo:text-align="end" style:justify-single-word="false"/>
      <style:text-properties fo:font-weight="bold" officeooo:rsid="000b6b69" officeooo:paragraph-rsid="000b6b69" style:font-weight-asian="bold" style:font-name-complex="Tajawal ExtraLight" style:font-weight-complex="bold"/>
    </style:style>
    <style:style style:name="P3" style:family="paragraph" style:parent-style-name="Standard">
      <style:paragraph-properties fo:text-align="end" style:justify-single-word="false"/>
      <style:text-properties fo:font-weight="bold" officeooo:rsid="003b6945" officeooo:paragraph-rsid="003b6945" style:font-weight-asian="bold" style:font-name-complex="Tajawal ExtraLight" style:font-weight-complex="bold"/>
    </style:style>
    <style:style style:name="P4" style:family="paragraph" style:parent-style-name="Standard">
      <style:paragraph-properties fo:text-align="end" style:justify-single-word="false"/>
      <style:text-properties fo:font-weight="normal" officeooo:rsid="003b6945" officeooo:paragraph-rsid="003b6945" style:font-weight-asian="normal" style:font-name-complex="Tajawal ExtraLight" style:font-weight-complex="normal"/>
    </style:style>
    <style:style style:name="P5" style:family="paragraph" style:parent-style-name="Standard">
      <style:paragraph-properties fo:text-align="end" style:justify-single-word="false"/>
      <style:text-properties fo:font-weight="bold" officeooo:rsid="003b9278" officeooo:paragraph-rsid="003b9278" style:font-weight-asian="bold" style:font-name-complex="Tajawal ExtraLight" style:font-weight-complex="bold"/>
    </style:style>
    <style:style style:name="P6" style:family="paragraph" style:parent-style-name="Standard">
      <style:paragraph-properties fo:text-align="end" style:justify-single-word="false"/>
      <style:text-properties fo:font-weight="normal" officeooo:rsid="003b9278" officeooo:paragraph-rsid="003b9278" style:font-weight-asian="normal" style:font-name-complex="Tajawal ExtraLight" style:font-weight-complex="normal"/>
    </style:style>
    <style:style style:name="P7" style:family="paragraph" style:parent-style-name="Standard">
      <style:paragraph-properties fo:text-align="end" style:justify-single-word="false"/>
      <style:text-properties fo:font-weight="normal" officeooo:rsid="003c2e5b" officeooo:paragraph-rsid="003c2e5b" style:font-weight-asian="normal" style:font-name-complex="Tajawal ExtraLight" style:font-weight-complex="normal"/>
    </style:style>
    <style:style style:name="P8" style:family="paragraph" style:parent-style-name="Standard">
      <style:paragraph-properties fo:text-align="end" style:justify-single-word="false"/>
      <style:text-properties fo:font-weight="bold" officeooo:rsid="003c2e5b" officeooo:paragraph-rsid="003c2e5b" style:font-weight-asian="bold" style:font-name-complex="Tajawal ExtraLight" style:font-weight-complex="bold"/>
    </style:style>
    <style:style style:name="P9" style:family="paragraph" style:parent-style-name="Standard">
      <style:paragraph-properties fo:text-align="end" style:justify-single-word="false"/>
      <style:text-properties fo:font-weight="normal" officeooo:rsid="003c2e5b" officeooo:paragraph-rsid="003d75e7" style:font-weight-asian="normal" style:font-name-complex="Tajawal ExtraLight" style:font-weight-complex="normal"/>
    </style:style>
    <style:style style:name="P10" style:family="paragraph" style:parent-style-name="Standard">
      <style:paragraph-properties fo:text-align="end" style:justify-single-word="false"/>
      <style:text-properties fo:font-weight="bold" officeooo:rsid="003f7025" officeooo:paragraph-rsid="003f7025" style:font-weight-asian="bold" style:font-name-complex="Tajawal ExtraLight" style:font-weight-complex="bold"/>
    </style:style>
    <style:style style:name="P11" style:family="paragraph" style:parent-style-name="Standard">
      <style:paragraph-properties fo:text-align="end" style:justify-single-word="false"/>
      <style:text-properties fo:font-weight="normal" officeooo:rsid="003f7025" officeooo:paragraph-rsid="003f7025" style:font-weight-asian="normal" style:font-name-complex="Tajawal ExtraLight" style:font-weight-complex="normal"/>
    </style:style>
    <style:style style:name="P12" style:family="paragraph" style:parent-style-name="Standard">
      <style:paragraph-properties fo:text-align="end" style:justify-single-word="false"/>
      <style:text-properties fo:font-weight="bold" officeooo:rsid="0042c9b0" officeooo:paragraph-rsid="0042c9b0" style:font-weight-asian="bold" style:font-name-complex="Tajawal ExtraLight" style:font-weight-complex="bold"/>
    </style:style>
    <style:style style:name="P13" style:family="paragraph" style:parent-style-name="Standard">
      <style:paragraph-properties fo:text-align="end" style:justify-single-word="false"/>
      <style:text-properties fo:font-weight="normal" officeooo:rsid="0042c9b0" officeooo:paragraph-rsid="0042c9b0" style:font-weight-asian="normal" style:font-name-complex="Tajawal ExtraLight" style:font-weight-complex="normal"/>
    </style:style>
    <style:style style:name="P14" style:family="paragraph" style:parent-style-name="Standard">
      <style:paragraph-properties fo:text-align="end" style:justify-single-word="false"/>
      <style:text-properties fo:font-weight="bold" officeooo:rsid="0043558c" officeooo:paragraph-rsid="0043558c" style:font-weight-asian="bold" style:font-name-complex="Tajawal ExtraLight" style:font-weight-complex="bold"/>
    </style:style>
    <style:style style:name="P15" style:family="paragraph" style:parent-style-name="Standard">
      <style:paragraph-properties fo:text-align="end" style:justify-single-word="false"/>
      <style:text-properties fo:font-weight="normal" officeooo:rsid="0043558c" officeooo:paragraph-rsid="0043558c" style:font-weight-asian="normal" style:font-name-complex="Tajawal ExtraLight" style:font-weight-complex="normal"/>
    </style:style>
    <style:style style:name="P16" style:family="paragraph" style:parent-style-name="Standard">
      <style:paragraph-properties fo:text-align="end" style:justify-single-word="false"/>
      <style:text-properties fo:font-weight="normal" officeooo:rsid="00441301" officeooo:paragraph-rsid="00441301" style:font-weight-asian="normal" style:font-name-complex="Tajawal ExtraLight" style:font-weight-complex="normal"/>
    </style:style>
    <style:style style:name="P17" style:family="paragraph" style:parent-style-name="Standard">
      <style:paragraph-properties fo:text-align="end" style:justify-single-word="false"/>
      <style:text-properties fo:font-weight="bold" officeooo:rsid="00441301" officeooo:paragraph-rsid="00441301" style:font-weight-asian="bold" style:font-name-complex="Tajawal ExtraLight" style:font-weight-complex="bold"/>
    </style:style>
    <style:style style:name="P18" style:family="paragraph" style:parent-style-name="Standard">
      <style:paragraph-properties fo:text-align="end" style:justify-single-word="false"/>
      <style:text-properties fo:font-weight="bold" officeooo:rsid="00445b62" officeooo:paragraph-rsid="00445b62" style:font-weight-asian="bold" style:font-name-complex="Tajawal ExtraLight" style:font-weight-complex="bold"/>
    </style:style>
    <style:style style:name="P19" style:family="paragraph" style:parent-style-name="Standard">
      <style:paragraph-properties fo:text-align="end" style:justify-single-word="false"/>
      <style:text-properties fo:font-weight="normal" officeooo:rsid="004a9c6f" officeooo:paragraph-rsid="004a9c6f" style:font-weight-asian="normal" style:font-name-complex="Tajawal ExtraLight" style:font-weight-complex="normal"/>
    </style:style>
    <style:style style:name="P20" style:family="paragraph" style:parent-style-name="Standard">
      <style:paragraph-properties fo:text-align="end" style:justify-single-word="false"/>
      <style:text-properties fo:font-weight="bold" officeooo:rsid="004d2820" officeooo:paragraph-rsid="004d2820" style:font-weight-asian="bold" style:font-name-complex="Tajawal ExtraLight" style:font-weight-complex="bold"/>
    </style:style>
    <style:style style:name="P21" style:family="paragraph" style:parent-style-name="Standard">
      <style:paragraph-properties fo:text-align="end" style:justify-single-word="false"/>
      <style:text-properties fo:font-weight="normal" officeooo:rsid="004d2820" officeooo:paragraph-rsid="004d2820" style:font-weight-asian="normal" style:font-name-complex="Tajawal ExtraLight" style:font-weight-complex="normal"/>
    </style:style>
    <style:style style:name="P22" style:family="paragraph" style:parent-style-name="Standard">
      <style:paragraph-properties fo:text-align="end" style:justify-single-word="false"/>
      <style:text-properties fo:font-weight="bold" officeooo:rsid="004efef9" officeooo:paragraph-rsid="004efef9" style:font-weight-asian="bold" style:font-name-complex="Tajawal ExtraLight" style:font-weight-complex="bold"/>
    </style:style>
    <style:style style:name="P23" style:family="paragraph" style:parent-style-name="Standard">
      <style:paragraph-properties fo:text-align="end" style:justify-single-word="false"/>
      <style:text-properties fo:font-weight="normal" officeooo:rsid="004efef9" officeooo:paragraph-rsid="004efef9" style:font-weight-asian="normal" style:font-name-complex="Tajawal ExtraLight" style:font-weight-complex="normal"/>
    </style:style>
    <style:style style:name="P24" style:family="paragraph" style:parent-style-name="Standard">
      <style:paragraph-properties fo:text-align="end" style:justify-single-word="false"/>
      <style:text-properties fo:font-weight="normal" officeooo:rsid="004f43a2" officeooo:paragraph-rsid="004f43a2" style:font-weight-asian="normal" style:font-name-complex="Tajawal ExtraLight" style:font-weight-complex="normal"/>
    </style:style>
    <style:style style:name="P25" style:family="paragraph" style:parent-style-name="Standard">
      <style:paragraph-properties fo:text-align="end" style:justify-single-word="false"/>
      <style:text-properties fo:font-weight="bold" officeooo:rsid="004f43a2" officeooo:paragraph-rsid="004f43a2" style:font-weight-asian="bold" style:font-name-complex="Tajawal ExtraLight" style:font-weight-complex="bold"/>
    </style:style>
    <style:style style:name="P26" style:family="paragraph" style:parent-style-name="Standard">
      <style:paragraph-properties fo:text-align="end" style:justify-single-word="false"/>
      <style:text-properties fo:font-weight="normal" officeooo:rsid="004f6a76" officeooo:paragraph-rsid="004f6a76" style:font-weight-asian="normal" style:font-name-complex="Tajawal ExtraLight" style:font-weight-complex="normal"/>
    </style:style>
    <style:style style:name="P27" style:family="paragraph" style:parent-style-name="Standard">
      <style:paragraph-properties fo:text-align="end" style:justify-single-word="false"/>
      <style:text-properties fo:font-weight="bold" officeooo:rsid="004f6a76" officeooo:paragraph-rsid="004f6a76" style:font-weight-asian="bold" style:font-name-complex="Tajawal ExtraLight" style:font-weight-complex="bold"/>
    </style:style>
    <style:style style:name="P28" style:family="paragraph" style:parent-style-name="Standard">
      <style:paragraph-properties fo:text-align="end" style:justify-single-word="false"/>
      <style:text-properties fo:font-weight="bold" officeooo:rsid="00513998" officeooo:paragraph-rsid="00513998" style:font-weight-asian="bold" style:font-name-complex="Tajawal ExtraLight" style:font-weight-complex="bold"/>
    </style:style>
    <style:style style:name="P29" style:family="paragraph" style:parent-style-name="Standard">
      <style:paragraph-properties fo:text-align="end" style:justify-single-word="false"/>
      <style:text-properties fo:font-weight="normal" officeooo:rsid="00513998" officeooo:paragraph-rsid="00513998" style:font-weight-asian="normal" style:font-name-complex="Tajawal ExtraLight" style:font-weight-complex="normal"/>
    </style:style>
    <style:style style:name="P30" style:family="paragraph" style:parent-style-name="Standard">
      <style:paragraph-properties fo:text-align="end" style:justify-single-word="false"/>
      <style:text-properties fo:font-weight="normal" officeooo:rsid="00513998" officeooo:paragraph-rsid="0051a127" style:font-weight-asian="normal" style:font-name-complex="Tajawal ExtraLight" style:font-weight-complex="normal"/>
    </style:style>
    <style:style style:name="P31" style:family="paragraph" style:parent-style-name="Standard">
      <style:paragraph-properties fo:text-align="end" style:justify-single-word="false"/>
      <style:text-properties fo:font-weight="normal" officeooo:rsid="0051a127" officeooo:paragraph-rsid="0051a127" style:font-weight-asian="normal" style:font-name-complex="Tajawal ExtraLight" style:font-weight-complex="normal"/>
    </style:style>
    <style:style style:name="P32" style:family="paragraph" style:parent-style-name="Standard">
      <style:paragraph-properties fo:text-align="end" style:justify-single-word="false"/>
      <style:text-properties fo:font-weight="bold" officeooo:rsid="0051a127" officeooo:paragraph-rsid="0051a127" style:font-weight-asian="bold" style:font-name-complex="Tajawal ExtraLight" style:font-weight-complex="bold"/>
    </style:style>
    <style:style style:name="P33" style:family="paragraph" style:parent-style-name="Standard">
      <style:paragraph-properties fo:text-align="end" style:justify-single-word="false"/>
      <style:text-properties fo:font-weight="normal" officeooo:rsid="0053118d" officeooo:paragraph-rsid="0053118d" style:font-weight-asian="normal" style:font-name-complex="Tajawal ExtraLight" style:font-weight-complex="normal"/>
    </style:style>
    <style:style style:name="P34" style:family="paragraph" style:parent-style-name="Standard">
      <style:paragraph-properties fo:text-align="end" style:justify-single-word="false"/>
      <style:text-properties fo:font-weight="bold" officeooo:rsid="0057df7b" officeooo:paragraph-rsid="0057df7b" style:font-weight-asian="bold" style:font-name-complex="Tajawal ExtraLight" style:font-weight-complex="bold"/>
    </style:style>
    <style:style style:name="P35" style:family="paragraph" style:parent-style-name="Standard">
      <style:paragraph-properties fo:text-align="end" style:justify-single-word="false"/>
      <style:text-properties fo:font-weight="normal" officeooo:rsid="00587030" officeooo:paragraph-rsid="00587030" style:font-weight-asian="normal" style:font-name-complex="Tajawal ExtraLight" style:font-weight-complex="normal"/>
    </style:style>
    <style:style style:name="P36" style:family="paragraph" style:parent-style-name="Standard">
      <style:paragraph-properties fo:text-align="end" style:justify-single-word="false"/>
      <style:text-properties fo:font-weight="bold" officeooo:rsid="00587030" officeooo:paragraph-rsid="00587030" style:font-weight-asian="bold" style:font-name-complex="Tajawal ExtraLight" style:font-weight-complex="bold"/>
    </style:style>
    <style:style style:name="P37" style:family="paragraph" style:parent-style-name="Standard">
      <style:paragraph-properties fo:text-align="end" style:justify-single-word="false"/>
      <style:text-properties fo:font-weight="bold" officeooo:rsid="005cc576" officeooo:paragraph-rsid="005cc576" style:font-weight-asian="bold" style:font-name-complex="Tajawal ExtraLight" style:font-weight-complex="bold"/>
    </style:style>
    <style:style style:name="P38" style:family="paragraph" style:parent-style-name="Standard">
      <style:paragraph-properties fo:text-align="end" style:justify-single-word="false"/>
      <style:text-properties fo:font-weight="normal" officeooo:rsid="005cc576" officeooo:paragraph-rsid="005cc576" style:font-weight-asian="normal" style:font-name-complex="Tajawal ExtraLight" style:font-weight-complex="normal"/>
    </style:style>
    <style:style style:name="P39" style:family="paragraph" style:parent-style-name="Standard">
      <style:paragraph-properties fo:text-align="end" style:justify-single-word="false"/>
      <style:text-properties fo:font-weight="normal" officeooo:rsid="006196dd" officeooo:paragraph-rsid="006196dd" style:font-weight-asian="normal" style:font-name-complex="Tajawal ExtraLight" style:font-weight-complex="normal"/>
    </style:style>
    <style:style style:name="P40" style:family="paragraph" style:parent-style-name="Standard">
      <style:paragraph-properties fo:text-align="end" style:justify-single-word="false"/>
      <style:text-properties fo:font-weight="bold" officeooo:rsid="006196dd" officeooo:paragraph-rsid="006196dd" style:font-weight-asian="bold" style:font-name-complex="Tajawal ExtraLight" style:font-weight-complex="bold"/>
    </style:style>
    <style:style style:name="P41" style:family="paragraph" style:parent-style-name="Standard">
      <style:paragraph-properties fo:text-align="end" style:justify-single-word="false"/>
      <style:text-properties fo:font-weight="bold" officeooo:rsid="0064317c" officeooo:paragraph-rsid="0064317c" style:font-weight-asian="bold" style:font-name-complex="Tajawal ExtraLight" style:font-weight-complex="bold"/>
    </style:style>
    <style:style style:name="P42" style:family="paragraph" style:parent-style-name="Standard">
      <style:paragraph-properties fo:text-align="end" style:justify-single-word="false"/>
      <style:text-properties fo:font-weight="normal" officeooo:rsid="0066212c" officeooo:paragraph-rsid="0066212c" style:font-weight-asian="normal" style:font-name-complex="Tajawal ExtraLight" style:font-weight-complex="normal"/>
    </style:style>
    <style:style style:name="P43" style:family="paragraph" style:parent-style-name="Standard">
      <style:paragraph-properties fo:text-align="end" style:justify-single-word="false"/>
      <style:text-properties fo:font-weight="bold" officeooo:rsid="0066212c" officeooo:paragraph-rsid="0066212c" style:font-weight-asian="bold" style:font-name-complex="Tajawal ExtraLight" style:font-weight-complex="bold"/>
    </style:style>
    <style:style style:name="P44" style:family="paragraph" style:parent-style-name="Standard">
      <style:paragraph-properties fo:text-align="end" style:justify-single-word="false"/>
      <style:text-properties fo:font-weight="bold" officeooo:rsid="00672b46" officeooo:paragraph-rsid="00672b46" style:font-weight-asian="bold" style:font-name-complex="Tajawal ExtraLight" style:font-weight-complex="bold"/>
    </style:style>
    <style:style style:name="P45" style:family="paragraph" style:parent-style-name="Standard">
      <style:paragraph-properties fo:text-align="end" style:justify-single-word="false"/>
      <style:text-properties fo:font-weight="normal" officeooo:rsid="006c2abc" officeooo:paragraph-rsid="006c2abc" style:font-weight-asian="normal" style:font-name-complex="Tajawal ExtraLight" style:font-weight-complex="normal"/>
    </style:style>
    <style:style style:name="P46" style:family="paragraph" style:parent-style-name="Standard">
      <style:paragraph-properties fo:text-align="end" style:justify-single-word="false"/>
      <style:text-properties fo:font-weight="bold" officeooo:rsid="006c2abc" officeooo:paragraph-rsid="006c2abc" style:font-weight-asian="bold" style:font-name-complex="Tajawal ExtraLight" style:font-weight-complex="bold"/>
    </style:style>
    <style:style style:name="P47" style:family="paragraph" style:parent-style-name="Standard">
      <style:paragraph-properties fo:text-align="end" style:justify-single-word="false"/>
      <style:text-properties fo:font-weight="normal" officeooo:rsid="006e678b" officeooo:paragraph-rsid="006e678b" style:font-weight-asian="normal" style:font-name-complex="Tajawal ExtraLight" style:font-weight-complex="normal"/>
    </style:style>
    <style:style style:name="P48" style:family="paragraph" style:parent-style-name="Standard">
      <style:paragraph-properties fo:text-align="end" style:justify-single-word="false"/>
      <style:text-properties fo:font-weight="bold" officeooo:rsid="006e678b" officeooo:paragraph-rsid="006e678b" style:font-weight-asian="bold" style:font-name-complex="Tajawal ExtraLight" style:font-weight-complex="bold"/>
    </style:style>
    <style:style style:name="P49" style:family="paragraph" style:parent-style-name="Standard">
      <style:paragraph-properties fo:text-align="end" style:justify-single-word="false"/>
      <style:text-properties fo:font-weight="normal" officeooo:rsid="006fa718" officeooo:paragraph-rsid="006fa718" style:font-weight-asian="normal" style:font-name-complex="Tajawal ExtraLight" style:font-weight-complex="normal"/>
    </style:style>
    <style:style style:name="P50" style:family="paragraph" style:parent-style-name="Standard">
      <style:paragraph-properties fo:text-align="end" style:justify-single-word="false"/>
      <style:text-properties fo:font-weight="bold" officeooo:rsid="006fa718" officeooo:paragraph-rsid="006fa718" style:font-weight-asian="bold" style:font-name-complex="Tajawal ExtraLight" style:font-weight-complex="bold"/>
    </style:style>
    <style:style style:name="P51" style:family="paragraph" style:parent-style-name="Standard">
      <style:paragraph-properties fo:text-align="end" style:justify-single-word="false"/>
      <style:text-properties fo:font-weight="bold" officeooo:rsid="00787131" officeooo:paragraph-rsid="006fa718" style:font-weight-asian="bold" style:font-name-complex="Tajawal ExtraLight" style:font-weight-complex="bold"/>
    </style:style>
    <style:style style:name="P52" style:family="paragraph" style:parent-style-name="Standard">
      <style:paragraph-properties fo:text-align="end" style:justify-single-word="false"/>
      <style:text-properties fo:font-weight="normal" officeooo:rsid="00787131" officeooo:paragraph-rsid="00787131" style:font-weight-asian="normal" style:font-name-complex="Tajawal ExtraLight" style:font-weight-complex="normal"/>
    </style:style>
    <style:style style:name="P53" style:family="paragraph" style:parent-style-name="Standard">
      <style:paragraph-properties fo:text-align="end" style:justify-single-word="false"/>
      <style:text-properties fo:font-weight="bold" officeooo:rsid="0079f704" officeooo:paragraph-rsid="0079f704" style:font-weight-asian="bold" style:font-name-complex="Tajawal ExtraLight" style:font-weight-complex="bold"/>
    </style:style>
    <style:style style:name="P54" style:family="paragraph" style:parent-style-name="Standard">
      <style:paragraph-properties fo:text-align="end" style:justify-single-word="false"/>
      <style:text-properties fo:font-weight="normal" officeooo:rsid="0079f704" officeooo:paragraph-rsid="0079f704" style:font-weight-asian="normal" style:font-name-complex="Tajawal ExtraLight" style:font-weight-complex="normal"/>
    </style:style>
    <style:style style:name="P55" style:family="paragraph" style:parent-style-name="Standard">
      <style:paragraph-properties fo:text-align="end" style:justify-single-word="false"/>
      <style:text-properties fo:font-weight="normal" officeooo:rsid="007a7d06" officeooo:paragraph-rsid="007a7d06" style:font-weight-asian="normal" style:font-name-complex="Tajawal ExtraLight" style:font-weight-complex="normal"/>
    </style:style>
    <style:style style:name="P5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715e22" style:font-size-asian="16pt" style:font-weight-asian="bold" style:font-name-complex="Tajawal ExtraLight" style:font-size-complex="16pt" style:font-style-complex="normal" style:font-weight-complex="bold"/>
    </style:style>
    <style:style style:name="P5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bold" officeooo:rsid="00748c77" officeooo:paragraph-rsid="00748c77" style:font-size-asian="11.3500003814697pt" style:font-weight-asian="bold" style:font-name-complex="Tajawal ExtraLight" style:font-size-complex="13pt" style:font-style-complex="normal" style:font-weight-complex="bold"/>
    </style:style>
    <style:style style:name="P5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748c77" officeooo:paragraph-rsid="00748c77" style:font-size-asian="11.3500003814697pt" style:font-weight-asian="normal" style:font-name-complex="Tajawal ExtraLight" style:font-size-complex="13pt" style:font-style-complex="normal" style:font-weight-complex="normal"/>
    </style:style>
    <style:style style:name="P5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7656db" officeooo:paragraph-rsid="007656db" style:font-size-asian="11.3500003814697pt" style:font-weight-asian="normal" style:font-name-complex="Tajawal ExtraLight" style:font-size-complex="13pt" style:font-style-complex="normal" style:font-weight-complex="normal"/>
    </style:style>
    <style:style style:name="P6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bold" officeooo:rsid="007656db" officeooo:paragraph-rsid="007656db" style:font-size-asian="11.3500003814697pt" style:font-weight-asian="bold" style:font-name-complex="Tajawal ExtraLight" style:font-size-complex="13pt" style:font-style-complex="normal" style:font-weight-complex="bold"/>
    </style:style>
    <style:style style:name="P6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7656db" style:font-size-asian="16pt" style:font-weight-asian="bold" style:font-name-complex="Tajawal ExtraLight" style:font-size-complex="16pt" style:font-style-complex="normal" style:font-weight-complex="bold"/>
    </style:style>
    <style:style style:name="P6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normal" officeooo:rsid="007be20e" officeooo:paragraph-rsid="007be20e" style:font-size-asian="16pt" style:font-weight-asian="normal" style:font-name-complex="Tajawal ExtraLight" style:font-size-complex="16pt" style:font-style-complex="normal" style:font-weight-complex="normal"/>
    </style:style>
    <style:style style:name="P63" style:family="paragraph" style:parent-style-name="Standard">
      <style:paragraph-properties fo:text-align="end" style:justify-single-word="false"/>
      <style:text-properties fo:font-weight="bold" officeooo:rsid="007e0322" officeooo:paragraph-rsid="007e0322" style:font-weight-asian="bold" style:font-name-complex="Tajawal ExtraLight" style:font-weight-complex="bold"/>
    </style:style>
    <style:style style:name="P64" style:family="paragraph" style:parent-style-name="Standard">
      <style:paragraph-properties fo:text-align="end" style:justify-single-word="false"/>
      <style:text-properties fo:font-weight="normal" officeooo:rsid="007e0322" officeooo:paragraph-rsid="007e0322" style:font-weight-asian="normal" style:font-name-complex="Tajawal ExtraLight" style:font-weight-complex="normal"/>
    </style:style>
    <style:style style:name="P65" style:family="paragraph" style:parent-style-name="Standard">
      <style:paragraph-properties fo:text-align="end" style:justify-single-word="false"/>
      <style:text-properties fo:font-weight="bold" officeooo:rsid="007be20e" officeooo:paragraph-rsid="007be20e" style:font-weight-asian="bold" style:font-name-complex="Tajawal ExtraLight" style:font-weight-complex="bold"/>
    </style:style>
    <style:style style:name="P66" style:family="paragraph" style:parent-style-name="Standard">
      <style:paragraph-properties fo:text-align="end" style:justify-single-word="false"/>
      <style:text-properties fo:font-weight="normal" officeooo:rsid="007be20e" officeooo:paragraph-rsid="007be20e" style:font-weight-asian="normal" style:font-name-complex="Tajawal ExtraLight" style:font-weight-complex="normal"/>
    </style:style>
    <style:style style:name="P67" style:family="paragraph" style:parent-style-name="Standard">
      <style:paragraph-properties fo:text-align="end" style:justify-single-word="false"/>
      <style:text-properties fo:font-weight="normal" officeooo:rsid="007d7411" officeooo:paragraph-rsid="007d7411" style:font-weight-asian="normal" style:font-name-complex="Tajawal ExtraLight" style:font-weight-complex="normal"/>
    </style:style>
    <style:style style:name="P68" style:family="paragraph" style:parent-style-name="Standard">
      <style:paragraph-properties fo:text-align="end" style:justify-single-word="false"/>
      <style:text-properties fo:font-weight="bold" officeooo:rsid="007d7411" officeooo:paragraph-rsid="007d7411" style:font-weight-asian="bold" style:font-name-complex="Tajawal ExtraLight" style:font-weight-complex="bold"/>
    </style:style>
    <style:style style:name="P69" style:family="paragraph" style:parent-style-name="Standard">
      <style:paragraph-properties fo:text-align="end" style:justify-single-word="false"/>
      <style:text-properties officeooo:rsid="000b6b69" officeooo:paragraph-rsid="000b6b69" style:font-name-complex="Tajawal ExtraLight"/>
    </style:style>
    <style:style style:name="P70"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Tajawal ExtraLight" style:font-weight-complex="bold"/>
    </style:style>
    <style:style style:name="P71" style:family="paragraph" style:parent-style-name="Standard">
      <style:paragraph-properties fo:text-align="end" style:justify-single-word="false"/>
      <style:text-properties style:text-underline-style="none" officeooo:rsid="000b6b69" officeooo:paragraph-rsid="000b6b69" style:font-name-complex="Tajawal ExtraLight"/>
    </style:style>
    <style:style style:name="P72" style:family="paragraph" style:parent-style-name="Standard">
      <style:paragraph-properties fo:text-align="end" style:justify-single-word="false"/>
      <style:text-properties style:text-underline-style="none" officeooo:rsid="000d93fe" officeooo:paragraph-rsid="000d93fe" style:font-name-complex="Tajawal ExtraLight"/>
    </style:style>
    <style:style style:name="P73" style:family="paragraph" style:parent-style-name="Standard">
      <style:paragraph-properties fo:text-align="end" style:justify-single-word="false"/>
      <style:text-properties style:text-underline-style="none" officeooo:rsid="000f022f" officeooo:paragraph-rsid="000f022f" style:font-name-complex="Tajawal ExtraLight"/>
    </style:style>
    <style:style style:name="P74"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Tajawal ExtraLight" style:font-weight-complex="bold"/>
    </style:style>
    <style:style style:name="P75" style:family="paragraph" style:parent-style-name="Standard">
      <style:paragraph-properties fo:text-align="end" style:justify-single-word="false"/>
      <style:text-properties style:text-underline-style="none" officeooo:rsid="00108bb6" officeooo:paragraph-rsid="00108bb6" style:font-name-complex="Tajawal ExtraLight"/>
    </style:style>
    <style:style style:name="P76" style:family="paragraph" style:parent-style-name="Standard">
      <style:paragraph-properties fo:text-align="end" style:justify-single-word="false"/>
      <style:text-properties style:text-underline-style="none" officeooo:rsid="0011d63b" officeooo:paragraph-rsid="0011d63b" style:font-name-complex="Tajawal ExtraLight"/>
    </style:style>
    <style:style style:name="P77"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Tajawal ExtraLight" style:font-weight-complex="bold"/>
    </style:style>
    <style:style style:name="P78"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Tajawal ExtraLight" style:font-weight-complex="bold"/>
    </style:style>
    <style:style style:name="P79" style:family="paragraph" style:parent-style-name="Standard">
      <style:paragraph-properties fo:text-align="end" style:justify-single-word="false"/>
      <style:text-properties style:text-underline-style="none" officeooo:rsid="001293d2" officeooo:paragraph-rsid="001293d2" style:font-name-complex="Tajawal ExtraLight"/>
    </style:style>
    <style:style style:name="P80"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Tajawal ExtraLight" style:font-weight-complex="bold"/>
    </style:style>
    <style:style style:name="P81" style:family="paragraph" style:parent-style-name="Standard">
      <style:paragraph-properties fo:text-align="end" style:justify-single-word="false"/>
      <style:text-properties style:text-underline-style="none" officeooo:rsid="00160f1f" officeooo:paragraph-rsid="00160f1f" style:font-name-complex="Tajawal ExtraLight"/>
    </style:style>
    <style:style style:name="P82"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Tajawal ExtraLight" style:font-weight-complex="bold"/>
    </style:style>
    <style:style style:name="P83" style:family="paragraph" style:parent-style-name="Standard">
      <style:paragraph-properties fo:text-align="end" style:justify-single-word="false"/>
      <style:text-properties style:text-underline-style="none" officeooo:rsid="0017fdb1" officeooo:paragraph-rsid="0017fdb1" style:font-name-complex="Tajawal ExtraLight"/>
    </style:style>
    <style:style style:name="P84" style:family="paragraph" style:parent-style-name="Standard">
      <style:paragraph-properties fo:text-align="end" style:justify-single-word="false"/>
      <style:text-properties style:text-underline-style="none" officeooo:rsid="001b4a21" officeooo:paragraph-rsid="001b4a21" style:font-name-complex="Tajawal ExtraLight"/>
    </style:style>
    <style:style style:name="P85"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Tajawal ExtraLight" style:font-weight-complex="bold"/>
    </style:style>
    <style:style style:name="P86"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Tajawal ExtraLight" style:font-weight-complex="bold"/>
    </style:style>
    <style:style style:name="P87" style:family="paragraph" style:parent-style-name="Standard">
      <style:paragraph-properties fo:text-align="end" style:justify-single-word="false"/>
      <style:text-properties style:text-underline-style="none" officeooo:rsid="001d16fd" officeooo:paragraph-rsid="001d16fd" style:font-name-complex="Tajawal ExtraLight"/>
    </style:style>
    <style:style style:name="P88" style:family="paragraph" style:parent-style-name="Standard">
      <style:paragraph-properties fo:text-align="end" style:justify-single-word="false"/>
      <style:text-properties style:text-underline-style="none" officeooo:rsid="001d462f" officeooo:paragraph-rsid="001d462f" style:font-name-complex="Tajawal ExtraLight"/>
    </style:style>
    <style:style style:name="P89"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Tajawal ExtraLight" style:font-weight-complex="bold"/>
    </style:style>
    <style:style style:name="P90" style:family="paragraph" style:parent-style-name="Standard">
      <style:paragraph-properties fo:text-align="end" style:justify-single-word="false"/>
      <style:text-properties style:text-underline-style="none" officeooo:rsid="001f4050" officeooo:paragraph-rsid="001f4050" style:font-name-complex="Tajawal ExtraLight"/>
    </style:style>
    <style:style style:name="P91"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Tajawal ExtraLight" style:font-weight-complex="bold"/>
    </style:style>
    <style:style style:name="P92" style:family="paragraph" style:parent-style-name="Standard">
      <style:paragraph-properties fo:text-align="end" style:justify-single-word="false"/>
      <style:text-properties style:text-underline-style="none" officeooo:rsid="001f6bb8" officeooo:paragraph-rsid="001f6bb8" style:font-name-complex="Tajawal ExtraLight"/>
    </style:style>
    <style:style style:name="P93" style:family="paragraph" style:parent-style-name="Standard">
      <style:paragraph-properties fo:text-align="end" style:justify-single-word="false"/>
      <style:text-properties fo:color="#e6e905" loext:opacity="100%" style:text-underline-style="none" fo:font-weight="bold" officeooo:rsid="00715e22" officeooo:paragraph-rsid="00715e22" style:font-weight-asian="bold" style:font-name-complex="Tajawal ExtraLight" style:font-weight-complex="bold"/>
    </style:style>
    <style:style style:name="P94" style:family="paragraph" style:parent-style-name="Standard">
      <style:paragraph-properties fo:text-align="end" style:justify-single-word="false"/>
      <style:text-properties style:text-underline-style="none" fo:font-weight="bold" officeooo:rsid="00715e22" officeooo:paragraph-rsid="00715e22" style:font-weight-asian="bold" style:font-name-complex="Tajawal ExtraLight" style:font-weight-complex="bold"/>
    </style:style>
    <style:style style:name="P95" style:family="paragraph" style:parent-style-name="Standard">
      <style:paragraph-properties fo:text-align="end" style:justify-single-word="false"/>
      <style:text-properties style:text-underline-style="none" officeooo:rsid="001f6bb8" officeooo:paragraph-rsid="002119c2" style:font-name-complex="Tajawal ExtraLight"/>
    </style:style>
    <style:style style:name="P96"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Tajawal ExtraLight" style:font-weight-complex="bold"/>
    </style:style>
    <style:style style:name="P97"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Tajawal ExtraLight" style:font-weight-complex="bold"/>
    </style:style>
    <style:style style:name="P98" style:family="paragraph" style:parent-style-name="Standard">
      <style:paragraph-properties fo:text-align="end" style:justify-single-word="false"/>
      <style:text-properties style:text-underline-style="none" officeooo:rsid="001f6bb8" officeooo:paragraph-rsid="0025b080" style:font-name-complex="Tajawal ExtraLight"/>
    </style:style>
    <style:style style:name="P99"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Tajawal ExtraLight" style:font-weight-complex="bold"/>
    </style:style>
    <style:style style:name="P100" style:family="paragraph" style:parent-style-name="Standard">
      <style:paragraph-properties fo:text-align="end" style:justify-single-word="false"/>
      <style:text-properties style:text-underline-style="none" officeooo:rsid="0025b080" officeooo:paragraph-rsid="0025b080" style:font-name-complex="Tajawal ExtraLight"/>
    </style:style>
    <style:style style:name="P101" style:family="paragraph" style:parent-style-name="Standard">
      <style:paragraph-properties fo:text-align="end" style:justify-single-word="false"/>
      <style:text-properties style:text-underline-style="none" officeooo:rsid="001f6bb8" officeooo:paragraph-rsid="00273307" style:font-name-complex="Tajawal ExtraLight"/>
    </style:style>
    <style:style style:name="P102"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Tajawal ExtraLight" style:font-weight-complex="bold"/>
    </style:style>
    <style:style style:name="P103" style:family="paragraph" style:parent-style-name="Standard">
      <style:paragraph-properties fo:text-align="end" style:justify-single-word="false"/>
      <style:text-properties style:text-underline-style="none" officeooo:rsid="00273307" officeooo:paragraph-rsid="00273307" style:font-name-complex="Tajawal ExtraLight"/>
    </style:style>
    <style:style style:name="P104" style:family="paragraph" style:parent-style-name="Standard">
      <style:paragraph-properties fo:text-align="end" style:justify-single-word="false"/>
      <style:text-properties style:text-underline-style="none" officeooo:rsid="001f6bb8" officeooo:paragraph-rsid="0028f3e0" style:font-name-complex="Tajawal ExtraLight"/>
    </style:style>
    <style:style style:name="P105" style:family="paragraph" style:parent-style-name="Standard">
      <style:paragraph-properties fo:text-align="end" style:justify-single-word="false"/>
      <style:text-properties style:text-underline-style="none" officeooo:rsid="001f6bb8" officeooo:paragraph-rsid="002a7b5f" style:font-name-complex="Tajawal ExtraLight"/>
    </style:style>
    <style:style style:name="P106"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Tajawal ExtraLight" style:font-weight-complex="bold"/>
    </style:style>
    <style:style style:name="P107" style:family="paragraph" style:parent-style-name="Standard">
      <style:paragraph-properties fo:text-align="end" style:justify-single-word="false"/>
      <style:text-properties style:text-underline-style="none" officeooo:rsid="0028f3e0" officeooo:paragraph-rsid="0028f3e0" style:font-name-complex="Tajawal ExtraLight"/>
    </style:style>
    <style:style style:name="P108" style:family="paragraph" style:parent-style-name="Standard">
      <style:paragraph-properties fo:text-align="end" style:justify-single-word="false"/>
      <style:text-properties style:text-underline-style="none" officeooo:rsid="002d1a72" officeooo:paragraph-rsid="002d1a72" style:font-name-complex="Tajawal ExtraLight"/>
    </style:style>
    <style:style style:name="P109"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Tajawal ExtraLight" style:font-weight-complex="bold"/>
    </style:style>
    <style:style style:name="P110" style:family="paragraph" style:parent-style-name="Preformatted_20_Text">
      <style:paragraph-properties fo:text-align="end" style:justify-single-word="false"/>
      <style:text-properties fo:font-variant="normal" fo:text-transform="none" fo:color="#000000" loext:opacity="100%" fo:font-size="12pt" fo:letter-spacing="normal" style:text-underline-style="none" officeooo:rsid="001f6bb8" officeooo:paragraph-rsid="001f6bb8" style:font-size-asian="12pt" style:font-name-complex="Tajawal ExtraLight" style:font-size-complex="12pt"/>
    </style:style>
    <style:style style:name="P11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style:font-size-asian="12pt" style:font-weight-asian="bold" style:font-name-complex="Tajawal ExtraLight" style:font-size-complex="12pt" style:font-weight-complex="bold"/>
    </style:style>
    <style:style style:name="P11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Tajawal ExtraLight" style:font-size-complex="12pt"/>
    </style:style>
    <style:style style:name="P11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style:font-size-asian="12pt" style:font-name-complex="Tajawal ExtraLight" style:font-size-complex="12pt"/>
    </style:style>
    <style:style style:name="P11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bold" style:font-size-asian="12pt" style:font-weight-asian="bold" style:font-name-complex="Tajawal ExtraLight" style:font-size-complex="12pt" style:font-weight-complex="bold"/>
    </style:style>
    <style:style style:name="P11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normal" officeooo:rsid="00367f9f" officeooo:paragraph-rsid="00367f9f" style:font-size-asian="12pt" style:font-weight-asian="normal" style:font-name-complex="Tajawal ExtraLight" style:font-size-complex="12pt" style:font-weight-complex="normal"/>
    </style:style>
    <style:style style:name="P11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style>
    <style:style style:name="P11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ad3c" officeooo:paragraph-rsid="0031ad3c" style:font-size-asian="12pt" style:font-weight-asian="bold" style:font-name-complex="Tajawal ExtraLight" style:font-size-complex="12pt" style:font-style-complex="normal" style:font-weight-complex="bold"/>
    </style:style>
    <style:style style:name="P11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31dab2" style:font-size-asian="12pt" style:font-weight-asian="bold" style:font-name-complex="Tajawal ExtraLight" style:font-size-complex="12pt" style:font-style-complex="normal" style:font-weight-complex="bold"/>
    </style:style>
    <style:style style:name="P12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style>
    <style:style style:name="P12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715e22" style:font-size-asian="12pt" style:font-weight-asian="bold" style:font-name-complex="Tajawal ExtraLight" style:font-size-complex="12pt" style:font-style-complex="normal" style:font-weight-complex="bold"/>
    </style:style>
    <style:style style:name="P12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Tajawal ExtraLight" style:font-size-complex="12pt" style:font-style-complex="normal" style:font-weight-complex="normal"/>
    </style:style>
    <style:style style:name="P12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4cbfd" officeooo:paragraph-rsid="0034cbfd" style:font-size-asian="12pt" style:font-name-complex="Tajawal ExtraLight" style:font-size-complex="12pt" style:font-style-complex="normal" style:font-weight-complex="normal"/>
    </style:style>
    <style:style style:name="P12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4cbfd" officeooo:paragraph-rsid="0034cbfd" style:font-size-asian="12pt" style:font-weight-asian="bold" style:font-name-complex="Tajawal ExtraLight" style:font-size-complex="12pt" style:font-style-complex="normal" style:font-weight-complex="bold"/>
    </style:style>
    <style:style style:name="P12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490adf" officeooo:paragraph-rsid="00490adf" style:font-size-asian="12pt" style:font-weight-asian="bold" style:font-name-complex="Tajawal ExtraLight" style:font-size-complex="12pt" style:font-style-complex="normal" style:font-weight-complex="bold"/>
    </style:style>
    <style:style style:name="P12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70e8e7" officeooo:paragraph-rsid="0070e8e7" style:font-size-asian="12pt" style:font-weight-asian="normal" style:font-name-complex="Tajawal ExtraLight" style:font-size-complex="12pt" style:font-style-complex="normal" style:font-weight-complex="normal"/>
    </style:style>
    <style:style style:name="P12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70e8e7" officeooo:paragraph-rsid="0070e8e7" style:font-size-asian="12pt" style:font-weight-asian="bold" style:font-name-complex="Tajawal ExtraLight" style:font-size-complex="12pt" style:font-style-complex="normal" style:font-weight-complex="bold"/>
    </style:style>
    <style:style style:name="P12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34cbfd" officeooo:paragraph-rsid="0034cbfd" style:font-size-asian="12pt" style:font-weight-asian="normal" style:font-name-complex="Tajawal ExtraLight"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70e8e7" officeooo:paragraph-rsid="0070e8e7" style:font-size-asian="12pt" style:font-name-complex="Tajawal ExtraLight"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0d9da" officeooo:paragraph-rsid="0080d9da" style:font-size-asian="12pt" style:font-name-complex="Tajawal ExtraLight"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29bc4" officeooo:paragraph-rsid="00829bc4" style:font-size-asian="12pt" style:font-name-complex="Tajawal ExtraLight"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887ad1" officeooo:paragraph-rsid="00887ad1" style:font-size-asian="12pt" style:font-name-complex="Tajawal ExtraLight"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paragraph-rsid="00887ad1" style:font-name-complex="Tajawal ExtraLight"/>
    </style:style>
    <style:style style:name="P13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87ad1" officeooo:paragraph-rsid="00887ad1" style:font-name-complex="Tajawal ExtraLight"/>
    </style:style>
    <style:style style:name="P13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9d886" officeooo:paragraph-rsid="0089d886" style:font-name-complex="Tajawal ExtraLight"/>
    </style:style>
    <style:style style:name="P13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a03aa" officeooo:paragraph-rsid="008a03aa" style:font-name-complex="Tajawal ExtraLight"/>
    </style:style>
    <style:style style:name="P13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b986b" officeooo:paragraph-rsid="008b986b" style:font-name-complex="Tajawal ExtraLight"/>
    </style:style>
    <style:style style:name="P13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officeooo:rsid="008c46fd" officeooo:paragraph-rsid="008c46fd" style:font-name-complex="Tajawal ExtraLight"/>
    </style:style>
    <style:style style:name="P140" style:family="paragraph" style:parent-style-name="Text_20_body">
      <style:text-properties fo:font-size="12pt" style:font-size-asian="12pt" style:font-name-complex="Tajawal ExtraLight" style:font-size-complex="12pt"/>
    </style:style>
    <style:style style:name="T1" style:family="text">
      <style:text-properties officeooo:rsid="003b9278"/>
    </style:style>
    <style:style style:name="T2" style:family="text">
      <style:text-properties fo:font-weight="bold" style:font-weight-asian="bold" style:font-weight-complex="bold"/>
    </style:style>
    <style:style style:name="T3" style:family="text">
      <style:text-properties fo:font-weight="bold" officeooo:rsid="003d75e7" style:font-weight-asian="bold" style:font-weight-complex="bold"/>
    </style:style>
    <style:style style:name="T4" style:family="text">
      <style:text-properties officeooo:rsid="00441301"/>
    </style:style>
    <style:style style:name="T5" style:family="text">
      <style:text-properties officeooo:rsid="004bec48"/>
    </style:style>
    <style:style style:name="T6" style:family="text">
      <style:text-properties fo:font-weight="normal" style:font-weight-asian="normal" style:font-weight-complex="normal"/>
    </style:style>
    <style:style style:name="T7" style:family="text">
      <style:text-properties officeooo:rsid="004f6a76"/>
    </style:style>
    <style:style style:name="T8" style:family="text">
      <style:text-properties officeooo:rsid="00513998"/>
    </style:style>
    <style:style style:name="T9" style:family="text">
      <style:text-properties fo:font-weight="bold" officeooo:rsid="0051a127" style:font-weight-asian="bold" style:font-weight-complex="bold"/>
    </style:style>
    <style:style style:name="T10" style:family="text">
      <style:text-properties officeooo:rsid="0053118d"/>
    </style:style>
    <style:style style:name="T11" style:family="text">
      <style:text-properties officeooo:rsid="00587030"/>
    </style:style>
    <style:style style:name="T12" style:family="text">
      <style:text-properties officeooo:rsid="005e6a69"/>
    </style:style>
    <style:style style:name="T13" style:family="text">
      <style:text-properties officeooo:rsid="006196dd"/>
    </style:style>
    <style:style style:name="T14" style:family="text">
      <style:text-properties fo:font-weight="normal" officeooo:rsid="0062561f" style:font-weight-asian="normal" style:font-weight-complex="normal"/>
    </style:style>
    <style:style style:name="T15" style:family="text">
      <style:text-properties officeooo:rsid="0066212c"/>
    </style:style>
    <style:style style:name="T16" style:family="text">
      <style:text-properties officeooo:rsid="006c2abc"/>
    </style:style>
    <style:style style:name="T17" style:family="text">
      <style:text-properties officeooo:rsid="006e678b"/>
    </style:style>
    <style:style style:name="T18" style:family="text">
      <style:text-properties officeooo:rsid="0079f704"/>
    </style:style>
    <style:style style:name="T19" style:family="text">
      <style:text-properties officeooo:rsid="007a7d06"/>
    </style:style>
    <style:style style:name="T20" style:family="text">
      <style:text-properties officeooo:rsid="007656db"/>
    </style:style>
    <style:style style:name="T21" style:family="text">
      <style:text-properties fo:color="#acb20c" loext:opacity="100%" officeooo:rsid="00715e22"/>
    </style:style>
    <style:style style:name="T22" style:family="text">
      <style:text-properties officeooo:rsid="007e3895"/>
    </style:style>
    <style:style style:name="T23" style:family="text">
      <style:text-properties officeooo:rsid="007d7411"/>
    </style:style>
    <style:style style:name="T24" style:family="text">
      <style:text-properties officeooo:rsid="000d93fe"/>
    </style:style>
    <style:style style:name="T25" style:family="text">
      <style:text-properties officeooo:rsid="000f022f"/>
    </style:style>
    <style:style style:name="T26" style:family="text">
      <style:text-properties officeooo:rsid="001d16fd"/>
    </style:style>
    <style:style style:name="T27" style:family="text">
      <style:text-properties officeooo:rsid="002119c2"/>
    </style:style>
    <style:style style:name="T28" style:family="text">
      <style:text-properties officeooo:rsid="0025b080"/>
    </style:style>
    <style:style style:name="T29" style:family="text">
      <style:text-properties officeooo:rsid="00273307"/>
    </style:style>
    <style:style style:name="T30" style:family="text">
      <style:text-properties fo:font-weight="bold" officeooo:rsid="00273307" style:font-weight-asian="bold" style:font-weight-complex="bold"/>
    </style:style>
    <style:style style:name="T31" style:family="text">
      <style:text-properties officeooo:rsid="0028f3e0"/>
    </style:style>
    <style:style style:name="T32" style:family="text">
      <style:text-properties officeooo:rsid="002a7b5f"/>
    </style:style>
    <style:style style:name="T33" style:family="text">
      <style:text-properties fo:font-weight="bold" officeooo:rsid="0028f3e0" style:font-weight-asian="bold" style:font-weight-complex="bold"/>
    </style:style>
    <style:style style:name="T34" style:family="text">
      <style:text-properties officeooo:rsid="002d1a72"/>
    </style:style>
    <style:style style:name="T35" style:family="text">
      <style:text-properties officeooo:rsid="002eb463"/>
    </style:style>
    <style:style style:name="T36" style:family="text">
      <style:text-properties style:font-style-complex="normal" style:font-weight-complex="normal"/>
    </style:style>
    <style:style style:name="T37" style:family="text">
      <style:text-properties style:font-name="Courier New" fo:font-style="normal" fo:font-weight="normal"/>
    </style:style>
    <style:style style:name="T38" style:family="text">
      <style:text-properties style:font-name="Courier New" fo:font-style="normal"/>
    </style:style>
    <style:style style:name="T39" style:family="text">
      <style:text-properties style:font-style-complex="normal"/>
    </style:style>
    <style:style style:name="T40" style:family="text">
      <style:text-properties officeooo:rsid="00367f9f"/>
    </style:style>
    <style:style style:name="T41" style:family="text">
      <style:text-properties officeooo:rsid="0031ad3c" style:font-style-complex="normal" style:font-weight-complex="normal"/>
    </style:style>
    <style:style style:name="T42" style:family="text">
      <style:text-properties officeooo:rsid="00376b4a"/>
    </style:style>
    <style:style style:name="T43" style:family="text">
      <style:text-properties officeooo:rsid="0070e8e7"/>
    </style:style>
    <style:style style:name="T44" style:family="text">
      <style:text-properties officeooo:rsid="00829bc4"/>
    </style:style>
    <style:style style:name="T45" style:family="text">
      <style:text-properties fo:font-variant="normal" fo:text-transform="none" fo:color="#000000" loext:opacity="100%" fo:font-size="12pt" fo:letter-spacing="normal" officeooo:rsid="00887ad1" style:font-size-asian="12pt" style:font-size-complex="12pt" style:font-style-complex="normal" style:font-weight-complex="normal"/>
    </style:style>
    <style:style style:name="T46" style:family="text">
      <style:text-properties fo:font-variant="normal" fo:text-transform="none" fo:color="#000000" loext:opacity="100%" fo:font-size="12pt" fo:letter-spacing="normal" officeooo:rsid="0033661c" style:font-size-asian="12pt" style:font-size-complex="12pt" style:font-style-complex="normal" style:font-weight-complex="normal"/>
    </style:style>
    <style:style style:name="T47" style:family="text">
      <style:text-properties fo:font-variant="normal" fo:text-transform="none" fo:color="#000000" loext:opacity="100%" fo:font-size="12pt" fo:letter-spacing="normal" style:font-size-asian="12pt" style:font-size-complex="12pt" style:font-style-complex="normal" style:font-weight-complex="normal"/>
    </style:style>
    <style:style style:name="T48" style:family="text">
      <style:text-properties fo:font-variant="normal" fo:text-transform="none" fo:color="#000000" loext:opacity="100%" fo:font-size="12pt" fo:letter-spacing="normal" officeooo:rsid="008a03aa" style:font-size-asian="12pt" style:font-size-complex="12pt" style:font-style-complex="normal" style:font-weight-complex="normal"/>
    </style:style>
    <style:style style:name="T49" style:family="text">
      <style:text-properties fo:font-variant="normal" fo:text-transform="none" fo:color="#000000" loext:opacity="100%" fo:font-size="12pt" fo:letter-spacing="normal" officeooo:rsid="008c46fd" style:font-size-asian="12pt"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مسند عبدالله بن المبارك</text:p>
      <text:p text:style-name="P2"/>
      <text:p text:style-name="P3">1- إسناده ضعيف</text:p>
      <text:p text:style-name="P4">اخرجه بن السمعاني في أدب الأملاء والإستملاء (1221) وابن السني: عمل اليوم والليله (756) واخرجة احمد (122، 86) وعبدالرازق (21483) والبيهقي في شعب الإيمان (6605) وابن <text:s/>عبدالبر في التمهيد (12111) من طرق عن معمر عبدالزهري <text:s/>وذكره ابن كثير في البداية والنهاية من طريق عقيل بن خالد عن الزهري كلاهما عن إنس بن مالك وفيه الزهري لم يسمع من انس قال الزهري: حدثني من الأتهم عن أنس.</text:p>
      <text:p text:style-name="P4"/>
      <text:p text:style-name="P3">2- إسناده ضعيف</text:p>
      <text:p text:style-name="P4">اخرجة بن نعيم في الخليه (121، 74) والبغوي في شرح السقة (3562) وابن ابي الدنيا (206) واخرجة الأصبهاني في التوبيخ والتشبيه (192) من طرق عن عمرو بن شعيب عن أبيه عن عبدالله بن عروبه وفيه المثني بن الصباح وعبدالله بن لهيم كلاهما ضعيف.</text:p>
      <text:p text:style-name="P4"/>
      <text:p text:style-name="P3">3- صحيح لغيره </text:p>
      <text:p text:style-name="P4">اخرجه البخاري في الأدب المفرد (341) والترمذي (1927) وابن ماجه (1433) وابن حبان (3037) والبيهقي في شعب الإيمان (4848) من طرق عن ابي سنان عن عثمان عن ابي سوده عن ابي هريرة لفظه وفيه ابي سنان الشامي ضعيف.</text:p>
      <text:p text:style-name="P4">والحديث أخرجه مسلم (2568) من طريق حماد بن سلمه عن ثابت عن ابي رافع عن ابي هريرة بم<text:span text:style-name="T1">عناه</text:span></text:p>
      <text:p text:style-name="P4"/>
      <text:p text:style-name="P5">4- صحيح </text:p>
      <text:p text:style-name="P6">اخرجة البخاري في الادب المفرد (350) ومسلم (2568) واحمد (9642) وابن حبان (572) والبيهقي (9004) من طرق عن حماد بن سلمي عن ثابت عن ابي رافع عن ابي هريرة به .\</text:p>
      <text:p text:style-name="P6"/>
      <text:p text:style-name="P5">5- صحيح </text:p>
      <text:p text:style-name="P6">اخرجه مسلم (2568) ومالك (2004) واحمد (7190) والبيهقي في الكبري (231:10) وابن حبان (574) من طرق عن مالك بن انس عن عبدالله بن عبدالرحمن بن معمر عن ابي الحباب سعيد بن يسار عن ابي هريرة.</text:p>
      <text:p text:style-name="P6"/>
      <text:p text:style-name="P5">6- حسن لطرقة وشواهدة </text:p>
      <text:p text:style-name="P6">اخرجة احمد (207، 86) وذكره البوصيري (7346) في احاف الخيرة المهرة بزوائد المسانيد العشرة ، وابن وهب (232) في الحامع في الحديث من طرق عن عبدالله بن لهيعة عن يزيد بن حبيب عن ابي سالم الجيشاني عن ابي رز به وفيه بن لهيعة ضعيف .</text:p>
      <text:p text:style-name="P6">وله شاهد من حديص انس بن مالك اخرجة احمد (12022) <text:s/>وابن حبان <text:s/>من طرق عن حسين بن واقد عن ثابت البناني عن انس بن من مالك وله شاهد بلفظ قريب منه وفيه حسين بن واقد صدوق.</text:p>
      <text:p text:style-name="P6"/>
      <text:p text:style-name="P5">7- إسناده ضعيف </text:p>
      <text:p text:style-name="P6">اخرجه احمد (223، 89) والطبراني في المعجم الكبير (3433) وابو يعلي الموصلي (6842) من طرق عن شهر بن حوشب عن ابي مالك الأشعري وفيه شهر بن حوشب ضعيف.</text:p>
      <text:p text:style-name="P6">واورده بن ابي حاتم في التفسير (10452) من طريق شهر بن حوشب عن عبدالرحمن بن غنم عن ابي مالك الاشعري وفيه شهر بن حوشب ضعيف.</text:p>
      <text:p text:style-name="P6"/>
      <text:p text:style-name="P7"><text:span text:style-name="T2">8- صحيح لطرقة وشواهده</text:span> </text:p>
      <text:p text:style-name="P7">اخرجه مالك في الموطأ (1779) واحمد (21524) وابن حبان (575) والطبراني في الكبير (144) من طرق عن ابي ادريس الخولاني عن معاذ بن جبل به </text:p>
      <text:p text:style-name="P7">واخرجة احمد (21،558) والترمذي (2490) من طريق ابو مسلم الخولاني عن معاذ بن جبل بلفظ قريب وله شواهد عن ابي هريرة لم يتحوه لما عند مسلم .</text:p>
      <text:p text:style-name="P7"/>
      <text:p text:style-name="P8">9- حسن لشواهده </text:p>
      <text:p text:style-name="P7">اخرجه احمد (18944) من طريق عبدالحميد بن بهرام عن شهر بن حوشب عن ابي ظبيه الكلاعي عن عمرو بن عبده وفي ه شهر بن حوشبب ضعيف وابو ظيه مقبول اخرجه البيهقي في شعب الإيمان (8996) والطبراني <text:soft-page-break/>في الأوسط (9080) من طريق الوضين بن عطاء عن محفوظ بن علقمة عن عبدالرحمن بن عائز <text:s/>عبد عمرو عبر به وفيه الوطين بن عطاء ضعيف </text:p>
      <text:p text:style-name="P7">وله شاهد عن مسلم (2568) من طريق سعي د بن يسار عن ابي هريرة بلفظ "اين المتحابون بجلالي اليوم اظلهم في ظلي يوم لا ظل إلا ظلي" وله شاهد عن احمد (21495) عن طريق ابي ادريس الخولاني عن معاذ بن جبل (بلفظ قريب)</text:p>
      <text:p text:style-name="P7"/>
      <text:p text:style-name="P9"><text:span text:style-name="T2">10 –</text:span><text:span text:style-name="T3">صحيح</text:span></text:p>
      <text:p text:style-name="P9"><text:s/>اخرجة البخاري (6020) واحم (25008) <text:s/>والبيهقي في الكبري (275:6) من طرق عن ابي عمران الجوني عن طلحه بن عبدالله بن عثمان عن عائشة بلفظه مرفوعا.</text:p>
      <text:p text:style-name="P7"/>
      <text:p text:style-name="P8">11- صحيح </text:p>
      <text:p text:style-name="P7">اخرجة مسلم (2645) وانب ماجه (4225) واحمد (20871) والبزار (2955) وابو داود الطيالسي (456) والبيهقي في شعب الإيمان (6642) من طرق عن ابي غمران الجوني عن عبدالله بن الصامت عن ابي ذر بلفظه.</text:p>
      <text:p text:style-name="P7"/>
      <text:p text:style-name="P10">12- صحيح </text:p>
      <text:p text:style-name="P11">اخرجه البخاري (6168) ومسلم (2644) من طرق عن الاعمس عن ابي وائل شفيف مبن سلمه عن عبدالله بن مسعود به </text:p>
      <text:p text:style-name="P11">واخرجه الترمذي (2485) من طريق حميد الطويل عن انس بن مالك به واخرجه مسلم (2642) وابو داود (5127) من طريق صابت البناني عن انس بن ملك به .</text:p>
      <text:p text:style-name="P11"/>
      <text:p text:style-name="P12">13- <text:s text:c="2"/>إسناده ضعيف </text:p>
      <text:p text:style-name="P13">اخرجه ابوالقاسم الحلبي (20) من طريق عبدالله بن المبارك عن يحيي بن عبيد الله عن عبيدالله بن عبدالله التميمي عن ابي هريرة به وفيه يحيي بن عبيد الله متروك الحديص وعبيد الله بن عبدالله التميمي مقبول ولم يتابع عليه.</text:p>
      <text:p text:style-name="P13">وأخرجه البخاري في الأدب المفرد (401) من طريق سنان بن سعيد عن انس به وفيه سنان بن سعيد صدوق له افراد وهو ليس من تلاميذ انس المكثرين.</text:p>
      <text:p text:style-name="P13">واخرجه احمد (5334) والأصبهاني (31) من طرق عن ابن لهيعة عن خالد بن ابي عمران عن نافع عن بن عمر به ، وفيه بن لهيعة ضعيف.</text:p>
      <text:p text:style-name="P13"/>
      <text:p text:style-name="P12">14-صحيح</text:p>
      <text:p text:style-name="P13"><text:s/>اخرجه البخاري (6911) ومسلم (24587) واحمد (1789) وابن حبان (233) من طرق عن الشعبي.</text:p>
      <text:p text:style-name="P13">وأخرجه مسلم (2589) واحمد (17926) من طريق خيثمة بن عبدالرحمن وكلاهما عن النعمان بن بشير به.</text:p>
      <text:p text:style-name="P13"/>
      <text:p text:style-name="P14">15- صحيح </text:p>
      <text:p text:style-name="P15">أخرجه البخاري في الأدب المفرد (2929) واحمد (19884) وابو داود (4902) والترمذي (2511) وابن حبان (455) والبيهقي في السنن الكبري (10: 244) من طرق عن عيينه بن عبدالرحمن الغطافني عن أبيه عن أبي بكرة الثقفي به.</text:p>
      <text:p text:style-name="P15"/>
      <text:p text:style-name="P14">16- صحيح</text:p>
      <text:p text:style-name="P15">اخرجه البخاري (654) ومسمل (1917) والترمذي (1958) وابو داود (5245) واحمد (8993) وابن حبان (536) والحميدي (1174) من طرق عن ابي صالح السمان عن ابي هريرة مرفوعًا.</text:p>
      <text:p text:style-name="P15"/>
      <text:p text:style-name="P14">17- إسناده حسن </text:p>
      <text:p text:style-name="P15">اخرجه الترمذي (2315)والنسائي في الكبري (72:10) واحمد (19518) والكبراني ي الكبير (951) والحاكم في المستدرك (131) والبيهقي في شعب الإيمان (4831) وابن عبدالبر في التمهيد (2604) من طرق عن بهز بن حكيم عن ابيه عن جده به وفيه بهز بن حكيم وابيه صدوقان.</text:p>
      <text:p text:style-name="P14"/>
      <text:p text:style-name="P15"><text:span text:style-name="T2">18- صحيح لغيره<text:tab/>بلفظ تقارب</text:span> </text:p>
      <text:p text:style-name="P15">أخرجه البخاري (6478) عن ابي صالح عن ابي هريرة بلفظ مقارب .</text:p>
      <text:p text:style-name="P15"><text:soft-page-break/>واخرحة البخاري (6477) ومسلم (2991) واحمد (7174) والترمذي (2314) والحاكم في المستدرك (4: 593) من طريق محمد بن إبراهيم عن عيسي بن طلحه عن ابي هريرة بلفظ مقارب.</text:p>
      <text:p text:style-name="P15"/>
      <text:p text:style-name="P14">19- مرسل</text:p>
      <text:p text:style-name="P15">اخرجه مسلم (6) وابو داود (4992) وابن حبان (30) وابن ابي شيبه (26010) والحاكم (1: 112) من طريق عن شعبة عن خبيب بن عبدالرحمن عن حفص بن عاصم عن ابي هريرة بالفاظ متقاربة وأخرجه مسلم (5) احمد في الزهد (228) والشهاب القضائي (1416) من طرق عن شعبة عن خبيب بن عبدالحرمن عن حفص بن غاصم مرسلا ورجح الدارقطني روايه الإرسال علي الرواية الموصوله.</text:p>
      <text:p text:style-name="P15"/>
      <text:p text:style-name="P14">20-<text:span text:style-name="T4">صحيح </text:span></text:p>
      <text:p text:style-name="P16">اخرجه البخاري (3188) ومسلم (1736) واحمد (4634) والترمذي (1581) من طرق عن نافع </text:p>
      <text:p text:style-name="P16">واخرجه البخاري (6178) ومسلم (1736) واحمد (5770) والنسائي في الكبري (8: 75) من طرق عن عبدالله بن دينار وكلاهما عن بن عمر مرفوعا بالفاظ متقاربة.</text:p>
      <text:p text:style-name="P16"/>
      <text:p text:style-name="P17">21- إسناده صحيح</text:p>
      <text:p text:style-name="P16">اخرجه احمد (25179) وابوداود (4875) والترمذي (25:3) والبيهقي في شعب الإيمان عن طرق عن سفيا نالثوري عن علي بن الاحمر عن حذيفة عن عائشة به .</text:p>
      <text:p text:style-name="P16"/>
      <text:p text:style-name="P16"><text:span text:style-name="T2">22- إسناده ضعيف</text:span> </text:p>
      <text:p text:style-name="P16">اخرجده احمد (307) وابن ماجه (3557) والبيهقي في شعب الإيمان (5936) والحاكم في المستدرك (4: 188) من طرق عن ابي امام عن عمر بن الخطاب به وفيه غلي يزيد الالهاني ضعيف وفيه ايضا عبيد الله بن نصير عن القاسم بن عبدالرحمن <text:s/>وقد قدح فيهما علماء العلل.</text:p>
      <text:p text:style-name="P16"/>
      <text:p text:style-name="P17">23- صحيح لغيره بلفظ طوبي للغرباء</text:p>
      <text:p text:style-name="P16">وراه احمد (6472) والبيهقي (213) والطبراني في المعجم الأوسط (9218) من طرق عن ابن لهيقة عن الحادث بن يزيد عن جندب بن عبدالله عن سفيا نبن عوف القارئ عن عبدالله بن عمرو وفيه ابن لهيقة ضعيف </text:p>
      <text:p text:style-name="P16">ورواه مسلم (212) من طريق مروان الغزاري عن يزيد بن كيسان عن ابي حازم سلمان متولي عزه عن ابي هريرة بلفظ ِ[طوبي للغرباء].</text:p>
      <text:p text:style-name="P16">ورواه الترمذي (7572) من طرق عن الأعمش عن ابي اسحاق عن ابي الاحوص عوف بن مالك عن عبدالله بن مسعود بلفظ [طوبي للغرباء]. </text:p>
      <text:p text:style-name="P16"/>
      <text:p text:style-name="P18">24 – إسناده صحيح وفي بعض متنه غرابه</text:p>
      <text:p text:style-name="P19">أخرجه أحمد 16257 من طريق شعبه عن يزيد بن الرشك عن معاذه العدويه عن هشام بن عامر به</text:p>
      <text:p text:style-name="P19">- وله شاهد اخرجه عند البخاري (5639) من <text:span text:style-name="T5">ط</text:span>ريق مالك عن ابن شهاب عن انس بلفظ [لاتباغضوا ولا تحاسدوا وكونوا عباد الله أخوانا <text:span text:style-name="T5">ولايحل لمسلم ان يهجر أخاه فوق ثلاث ليال]</text:span></text:p>
      <text:p text:style-name="P19">- <text:span text:style-name="T5">واخرحه مسلم (4647) من نفس طريق البخاري بلفظ [لايحل لمسلم ان يهجر أخاه فوق ثلاث ليلي، يلتقيان فيعرض هذا ويعرض هذا وخيرهما الذي يبداء بالسلام]</text:span></text:p>
      <text:p text:style-name="P19"/>
      <text:p text:style-name="P20">25 – أسانيده ضعيفه</text:p>
      <text:p text:style-name="P21">أخرجه ابو داود (831) من طريق بكر بن سوادة عن وفاء <text:s/>بن شرع الصدفي عن سهل بن سعد الساعدي به وفيه وفاء بن شررع الصدفي مقبول </text:p>
      <text:p text:style-name="P21">وأخرجه الطراني (6022) والبيهقي (2625) وابن ابي شيبه (98) من طرق عن موسي بن عبيدة عن عبدالله بن عبيدة عن سهل بن سعد وفيه موسي بن عبيدة ضعيف جدا..</text:p>
      <text:p text:style-name="P20"><text:span text:style-name="T6"/></text:p>
      <text:p text:style-name="P22">26 – صحيح</text:p>
      <text:p text:style-name="P23">وراه البخاري (100) ومسلم (2674) واحمد (6475) والترمذي (2652) وابن حبان (6719) والدارمي (239( من طرق عن هشام بن عروة عن عروة بن الزبير عن عبدالله عن عمرو بن العاص</text:p>
      <text:p text:style-name="P24"/>
      <text:p text:style-name="P25">27 – صحيح لغيرة </text:p>
      <text:p text:style-name="P24"><text:soft-page-break/><text:s/>اخرجه أحمد (11801) من طريق حماد بن سلمه عن علي بن زيد عن أنس به وفيه علي بن زيد ضعيف وذكره بن ابي حاتم (472) وعلي بن شاذان ()من طريق مالك بن دينار عن ثمامه عن انس بن مالك به.</text:p>
      <text:p text:style-name="P24"/>
      <text:p text:style-name="P25">28 – صح لشاهدة عند مسلم</text:p>
      <text:p text:style-name="P24">اخرجة احمد (21654) والطبراني (7639) <text:s/>والحاكم في المستدرك (94:4) من طرق عن يحيى بن أبي كثير <text:span text:style-name="T7">عن زيد بن سلم عن جده (_مطرور الأسود (ابي سلام الأسود) ) عن ابي امامه (صدي بن عجلان) وفيه ابي سلام الأسود ضعيف لم يسمع من ابي امامه .</text:span></text:p>
      <text:p text:style-name="P26">وله شاهد عن مسلم [14(2553)] من طريق بن مهدي عن معاويه بن صالح عن عبدالرحمن بن حير بن نفير عن ابيه عن التراس بن سمعان بلفظ [سألت رسول الله صلي الله عليه وسلم عن البر والإثم فقال " البر حُسن الخلق والأثم ما حال في صدرك وكرهت ان يطلع عليه الناس"].</text:p>
      <text:p text:style-name="P26"/>
      <text:p text:style-name="P27">29 – إسناده صحيح</text:p>
      <text:p text:style-name="P26">اخرجه احمد (23327) وابن ماجه (3934) وابن حبان (4862) والطبراني في الكبير (796) والبيهقي (11123) من طرق عن حميد بن هانئ الخولاني عن عمرو بن مالك الحبني عن نصاله بن عبيد الأنصاري به ، وفيه حميد بن هانئ لابأس به </text:p>
      <text:p text:style-name="P26">وله شاهد عند البخاري (10) من طريق الشعبي عن عبدالله بن عمرو بلفظ [المسلم من سلم المسلمون من لسانه ويده والمهاجر من هجر <text:span text:style-name="T8">مانهي الله عنه..]</text:span></text:p>
      <text:p text:style-name="P26"/>
      <text:p text:style-name="P28">30 – صحيح</text:p>
      <text:p text:style-name="P29">اخرجه بن ماجه (4033) من طريق شعبه عن قتادة عن أنس بن مالك به</text:p>
      <text:p text:style-name="P29">واخرجه البخاري (16) ومسلم (44) والترمذي (2624) من طرق عن عبدالوهاب الثقفي عن أيوب السختياني عن ابي قلابه عن انس بن مالك به </text:p>
      <text:p text:style-name="P29"/>
      <text:p text:style-name="P29"><text:span text:style-name="T2">31 –</text:span> <text:span text:style-name="T2">صحيح لطرقه </text:span></text:p>
      <text:p text:style-name="P29">اخرجه احمد (8397) والترمذي (3648) وابن حبان (6309) من طرق عن ابي يونس مولي ابي هريرة عن ابي هريرة به . </text:p>
      <text:p text:style-name="P29">وأخرجه احمخد (7497) من طريق يزيد بن هارون عن ابن عون عن ابي محمد عبدالرحمن بن عبيدة عن ابي هريرة به وفيه عبدالرحمن بن عبيد مقبول .</text:p>
      <text:p text:style-name="P29"/>
      <text:p text:style-name="P30"><text:span text:style-name="T2">32 – </text:span><text:span text:style-name="T9">صحيح </text:span></text:p>
      <text:p text:style-name="P31">اخرجه البخاري (3: 1446) والنسائي (2605) وابن خزيمه (2214) من طرق عن الزهري عن السائب بن يزيد عن خويطب بن عبدالعزي عن عبدالله بن السعدي عن عمر بن الخطاب به </text:p>
      <text:p text:style-name="P31">وأخرجه البخراي (1473) ومسلم (1046) من طريق يونس عن الزهري عن سالم بن عبدالله بن عمر عن عبدالله بن عمر عن عمر بن الخطاب به</text:p>
      <text:p text:style-name="P31"/>
      <text:p text:style-name="P32">33 – ضعيف</text:p>
      <text:p text:style-name="P31"><text:s/>اخرجه أحمد (17170) وابو داود (4089) واليهقي (6204) وابن ابي شيبه (19755) من طرق عن هشام بن سعد عن قيس بن بشر عن بشر بن قيس عن سهل بن الحنظليه عن النبي به وفيه قيس بن بشر مقبول ولم يُتابع.</text:p>
      <text:p text:style-name="P31"/>
      <text:p text:style-name="P32">34 – صحيح</text:p>
      <text:p text:style-name="P31"><text:s/>اخرجه مسلم (_2543) واحمد (268) وابن ابي شيبه (32883) من طرق عن سعيد الجريري عن ابي نضرة عن اسير بن جابر بلفظ قريب منه. </text:p>
      <text:p text:style-name="P31"/>
      <text:p text:style-name="P32">35 – <text:span text:style-name="T10">حسن وصح من طرق اخري </text:span></text:p>
      <text:p text:style-name="P33">اخرجه مسلم (2754) واحمد (9326) وابن حبان (15:14) من طرق عن عبدالملك بن ابي سليمان صدوق له اوهام.</text:p>
      <text:p text:style-name="P33">واخرجه مسلم (2753) والترمذي (3541) من طرق عن العلاء بن عبدالرحمن بن يعقوب عن أبيه عن ابي هريرة بلفظ قريب منه واخرجه البخاري (6000) من طريق شهيب ابن ابي حمزة عن الزهري عن سعيد بن المسيب عن ابي هريرة بلفظ قريب منه </text:p>
      <text:p text:style-name="P34"><text:soft-page-break/>36 – <text:span text:style-name="T11">إسناده حسن </text:span></text:p>
      <text:p text:style-name="P35">اخرجه اخمد (8093) وابو داود(4901) وابن حبان (5712) والبيهقي في شعب الإيمان من طرق عن عركطنه بن عمار المعجلي عن خضم بن جوس عن ابي هريرة به وفيه عكرمه بن عمار صدوق يغلط</text:p>
      <text:p text:style-name="P35"/>
      <text:p text:style-name="P36">37 – صحيح</text:p>
      <text:p text:style-name="P35">اخرجه البخاري (164) ومسلم (228) ومالك في الموطاء (61) <text:s/>واحمد (402) وابو داود (106) والنسائي في الصغري (84) وابن ماجه (285) من طرق عن حمران ابان عن عثمان عن النبي صلي الله عليه وسلم بلفظه . </text:p>
      <text:p text:style-name="P35"/>
      <text:p text:style-name="P36">38 - <text:s/>إسناده صحيح </text:p>
      <text:p text:style-name="P35">اخرجه مسلم (234) من طرق عن العلاء بن عبدالرحمن عن عبدالرحمن بن يعقوب عن ابي هريرة وفيه العلاء بن عبدالرحمن صدوق </text:p>
      <text:p text:style-name="P35">واخرجه احمد (8498) من طريق عباد بن العوام عن هشام بن حسان عن محمد بن سيرين عن ابي هريرة بلفظ [ الصلوات الخمس والجمعة إلي الجمعة كفارات لما بينهن إذا ما أجتنبت الكبائر] .</text:p>
      <text:p text:style-name="P35"/>
      <text:p text:style-name="P36">39 – إسناده صحيح</text:p>
      <text:p text:style-name="P35">أخرجه احمد [15586] والدارمي [2731] وابن حبا نمن طرق عن حبان ابو النضر عن واصله ابن الاسقع به </text:p>
      <text:p text:style-name="P35">وله شاهد عند البخاري (7405) ومسلم (2677) من طرق عن الأعمش عن ابي صالح عن ابي هريرة بلفظ[ انا عند ظن عبدي بي وأنا معه إذا ذكرني فإن ذكرني في نفسه ذكرته في نفسي وإن ذكرني في ملأ ذكرته في ملأ خير منهم وإن تقرب إلي بشبر تقربت إليه ذراعًا وإن تقرب إلي ذراعا تقربتإليه باعًا وإن أتاني يمشي أتيته هرورة..]</text:p>
      <text:p text:style-name="P2"/>
      <text:p text:style-name="P37">40 – صحيح لشواهدة </text:p>
      <text:p text:style-name="P38">اخرجه احمد (9210) وابو داود (864) من طريق الحسن عن انس بن حكيم <text:span text:style-name="T12">الطبي عن ابي هريرة به وا</text:span><text:span text:style-name="T13">خ</text:span><text:span text:style-name="T12">رجه الترمذي (413) والنسائي (4</text:span><text:span text:style-name="T13">6</text:span><text:span text:style-name="T12">5)</text:span><text:span text:style-name="T13">من طريق الحسن عن قيسصه بن حريص عن ابي هريرة به واخرجه النسائي في الصغري (466) من طريق الحسن عن ابي رافع عن ابي هريرة به واخرجه محمد بن نظر (192) في تعظيم قدر الصلاه موقوفا من طريق بشر بن المفضل عن داود بن ابي هند عن زرارة بن اوفي عن تميم الداري موقوفا </text:span></text:p>
      <text:p text:style-name="P39">وأخرجه البيهقي في الكبري (2: 386) من طريق حماد بن سلمه عن داود بن ابي هند عن زرارة بن اوفي عن تميم الداري مرفوعا.</text:p>
      <text:p text:style-name="P39"/>
      <text:p text:style-name="P40">41 – صحيح لشواهدة </text:p>
      <text:p text:style-name="P40"><text:s/><text:span text:style-name="T6">اخرجه احمد (15023) والنسائي في الكبري (8742) وابن حبان (221) والطبراني في الأوسط (63) من طرق عن المطلب بن حنطب المخوزمي عن عبدالرحمن بن ابي عمرة عن ابي عمرة الأنصاري وفيه الطلب بن حنطب صدوق </text:span></text:p>
      <text:p text:style-name="P39"><text:s/>وله شاهد عند البخاري (128) من طريق هشام الدستوائي عن قتادة عن انس بلفظ "مامن احد يشهد أن لا إله إلا الله وأن محمد رسول الله صدقا من قلبه إلا حرمه الله علي النار، قال يارسول الله افلا اخبر به الناس فيستبشروا به قال إذا يتكلوا..</text:p>
      <text:p text:style-name="P40"><text:span text:style-name="T6">وله شاهد عند مسلم (41) من طريق الوليد بن مسلم عن حمران عن عثمان </text:span><text:span text:style-name="T14">بلفظ "من مات وهو يعلم أنه لا إله إلا الله دخل الجنه "</text:span></text:p>
      <text:p text:style-name="P40"><text:span text:style-name="T14"/></text:p>
      <text:p text:style-name="P41">42 – <text:span text:style-name="T15">صحيح </text:span></text:p>
      <text:p text:style-name="P42">رواه احمد (15785) والبوجيري في اتحاف المهرة بزوائد المسانيد العشرة (151) وابن المبارك في الزهد والرقائق (919) منطرق عن يحيي بن ابي كثير عن هلال بن ابي ميمونه عن عطاء بن يسار عن رفاعة الجهني مرفوعا به</text:p>
      <text:p text:style-name="P42">ورواه البخاري (1236) من طريق عن موسي بن اسماعيل عن مهدي بن ميمون عن واصل الأهدب عن المعروق بن سويد عن ابي ذر الغفاري بلفظ "انه من مات من امتي لا يشرك بالله شيئا دخل الجنه قلت وإن زني وإن سرق قال وإن زني وإن سرق" واخرجه مسلم (28) من طريق خالد الحزاء عن الوليد بن مسلم عن حمران عن عثمان بلفظ" من مات وهو يعلم انه لا إله الا الله دخل الجنه"</text:p>
      <text:p text:style-name="P42"/>
      <text:p text:style-name="P43">43 – صحيح</text:p>
      <text:p text:style-name="P42">اخرجه البخاري (1186) والنسائي في السنن الكبري (10881) وابن خزيمه (1560) من طرق عن الزهري عن محمود بن الربيع عن عثبان بن مالك به </text:p>
      <text:p text:style-name="P42"><text:soft-page-break/></text:p>
      <text:p text:style-name="P43">44 – صحيح</text:p>
      <text:p text:style-name="P42">اخرجه الترمذي (3375) وابن ماجه (3793) واحمد (27 172) وابن حبان (814) والحاكم في المستدرك (1755) من طرق عن عمرو بن فيس عن عبدالله بن بشر به.</text:p>
      <text:p text:style-name="P42"/>
      <text:p text:style-name="P43">45 – صحيح </text:p>
      <text:p text:style-name="P42">اخرجه مسلم (2702) والترمذي (3378) وابن ماجه (3791) من طرق عن ابي إسحاق السبيعي عن الأغر بن عبدالله عن ابي هريرة وابي سعيد به.</text:p>
      <text:p text:style-name="P42"/>
      <text:p text:style-name="P43">46 – صحيح لطرقه</text:p>
      <text:p text:style-name="P42">أخرجه بن حبان من طريق المقبري عن إسحاق مولي عبدالله بن الحارث عن ابي هريرة به وفيه إسحاق مقبول وذكره الدارقطني في علله (1473) من طريق المقبري عن إيحاق ولي عبدالله بن الحارث عن ابي هريرة به </text:p>
      <text:p text:style-name="P42">وأخرجه احمد (9884) والترمذي (3380) من طريق سفيان الثوري عن صالح مولي التؤمه عن ابي هريرة وفيه صالح مولي التؤمه صدوق اختلط </text:p>
      <text:p text:style-name="P42">وأخرجه احمد (9649) وابو داورد (4855) من طريق ابي صالح السمان عن ابي هريرة</text:p>
      <text:p text:style-name="P42"/>
      <text:p text:style-name="P44">47 - <text:s/><text:span text:style-name="T16">صحيح لطرقة دون لفظه "إن شاء عفا عنهم وإن شاء اخذهم بها"</text:span></text:p>
      <text:p text:style-name="P45">رواه ابو داود (4973) وابن حبان (847) من طرق عن المقبي عن ابي هريرة به </text:p>
      <text:p text:style-name="P45">ورواه النسائي في الكبري (10345) واحمد (9583) من طرق عن ابن ابي ذئب عن سعيد المقبري عن اسحاق مولي عبدالله بن الحارث عن ابي هريرة به <text:s/>وفيه إسحاق مولي عبدالله بن الحارث مقبول-</text:p>
      <text:p text:style-name="P45">ورواه احمد (10680)* من طريق حماد بن سلمه عن سهيل بن ابي صالح عن ابي صالح عن ابي هريرة بلفظ "”ماجلس قوم فتفرقوا من غير ذكر إلا قاموا علي مثل جيفة حمار"</text:p>
      <text:p text:style-name="P45"/>
      <text:p text:style-name="P46">48 – إسناده ضعيف وصح بمتن مختصر</text:p>
      <text:p text:style-name="P45">رواه ابن خزيمه (1677) وابن حبان (14: 436) من طرق عن مبارك بن نضاله عن الحسن عن انس بن مالك به ورواه الترمذي (3627) والدارمي (41) من طرق عن عمر بن يونس عن عكرمه بن عمار عن إسحاف بن ابي طلحه عن انس بن مالك به </text:p>
      <text:p text:style-name="P45">ورواه البخاري (918) من طريق يحييي بن سعيد عن حفص بن عبيدالله بن انس عن حابر بن عبدالله بلفظ "كان جزع يقوم إليه النبي صلي الله عليه وسلم فما وضع له المنبر سمعنا للجزع مثل أصوات العشار حتي نزل النبي صلي الله عليه وسلم فوضع يده عليه.</text:p>
      <text:p text:style-name="P45"/>
      <text:p text:style-name="P46">49 - <text:s/><text:span text:style-name="T17">صحيح دون لفظه فيلقل..</text:span></text:p>
      <text:p text:style-name="P47">اخرجه ابن ماجه (907) واحمد (15379) وابو داود الطيالسي (1238) وابن الجعد (896) من طرق عن شعبه عن عاصم بن عبيدالله عن عبدالله بن عامر بن ربيعه عن ابيه به </text:p>
      <text:p text:style-name="P47">وله شاهد عند مسلم (410) وابو داواد (1530) والترمذي(485) من طرق عن اسماعيل بن جعفر عن العلاء بن عبدالرحمن عن ابيه عن ابي هريرة بلفظ <text:s/>" من صلي علي واحده صلي الله عليه عشرة"</text:p>
      <text:p text:style-name="P47"/>
      <text:p text:style-name="P48">50 – إسناده ضعيف وله شاهد صحيح بالفقرة الأخيرة</text:p>
      <text:p text:style-name="P49">رواه النسائي (1283) واحمد (15926) والدارمي (2773) وابن حبان (915) والحاكم (50) من طرق عن حماد بن سلمه عن ثابت البنائي عن سليمان مولي الحسن بن علي عن عبدالله بن ابي طلحه عن ابيه به</text:p>
      <text:p text:style-name="P49"><text:s/>وله شاهد عند مسلم (410) بلفظ " من صلي علي واحدة صل الله عليه عشرًا"</text:p>
      <text:p text:style-name="P49"/>
      <text:p text:style-name="P50">51 – إسناده حسن</text:p>
      <text:p text:style-name="P49">رواه النسائي في الصغري (1282) واحمد (3657) والدارمي (2774) والبيهقي في شعب الإيمان (1582) من طرق عن سفيان الثوري عن عبدالله بن السائب عن زادان الكندي عن عبدالله بن مسعود به وفيه زادان صدوق.</text:p>
      <text:p text:style-name="P49"/>
      <text:p text:style-name="P50">52 – صحيح دون زيادة "ساه ولا لاه"</text:p>
      <text:p text:style-name="P49">رواه مسلم (237) من طريق ربيعه بن يزيد عن ابي ادريس الخولاني عن عقبه بن عامر بلفظ "مامن مسلخ يتوضأ فيحسن الوضوء ثم يقوم فيصلي ركعتين مقبل عليها بقلبه وروحه إلا وجبت له الجنه "</text:p>
      <text:p text:style-name="P49"><text:soft-page-break/>ورواه النسائي في الصفري (151) من طريق ربيعه بن يزيد عن ابي ادريس الخولاني عن جبير بن نفير عن عقبة بن عامر به </text:p>
      <text:p text:style-name="P49">وله شاهد عند البخاري (160) ومسلم (227) من طرق عن ابن شهاب عن عطاء بن يزيد عن حمران عن عثمان بلفظ مختلف.</text:p>
      <text:p text:style-name="P49"/>
      <text:p text:style-name="P50">53 – ضعيف ولبعض فقراته شواهد</text:p>
      <text:p text:style-name="P49">رواه الترمذي (385) واحمد (18029 وأبي يعلي (6738) من طرق عن ليث بن سعد عن عبدربه بن سعيد عن ربيعه بن الحارث عن الفضل بن العباس به </text:p>
      <text:p text:style-name="P49">ولهخ شاهد عند احمد (5084) من طريق محمد بن عبدالله بن الزبير عن عبدالعزيز بن ابي رواد عن نافع عن ابن عمر بلفظ "صلاه الليل مثني مثني تسلم في كل ركعتين فإذا خفت الصبح فصل ركعه توتر لك ماقبلها"</text:p>
      <text:p text:style-name="P51"/>
      <text:p text:style-name="P51"><text:s/>54 – ضعيف</text:p>
      <text:p text:style-name="P52">أخرجه ابو داود (945) والترمذي (379) والنسائي (537) واحمد (21332) من طرق عن الزهري عن ابي الخوص عن ابي ­ذر مرفوعا بنحوه </text:p>
      <text:p text:style-name="P52">وفيه ابو الأخوص وهو <text:span text:style-name="T18">مقبول ولم يتابع </text:span></text:p>
      <text:p text:style-name="P52"/>
      <text:p text:style-name="P53">55 – صحيح موقوفا </text:p>
      <text:p text:style-name="P54">أخرجه أبو داود (909) والنسائي (532) واحمد (21508) والحاكم (_862) من طرق عن يونس عن يزيد عن الزهري عن ابي الخوص عن ابي ذر مرفوعا. وفيه ابو الاحوص وهو مقبول ولم يتابع </text:p>
      <text:p text:style-name="P54">وأخرجه الطبراني في الكبير (9345) عن عبدالله بن مسعود موقوفًا.</text:p>
      <text:p text:style-name="P54"/>
      <text:p text:style-name="P53">56 – ضعيف </text:p>
      <text:p text:style-name="P54">أخرجه ابو داود (1466) والترمذي (2923) والنسائي (1096) و (1326) من طرق عن ابن ابي مليكه عن يعلي بن مملك عن ام سلمه مرفوعا بنحوه </text:p>
      <text:p text:style-name="P54">وفيه يعلي بن مملك وهو مقبول ولم يتابع </text:p>
      <text:p text:style-name="P53"/>
      <text:p text:style-name="P53">57 – صعيف الإسناد </text:p>
      <text:p text:style-name="P54">أخرجه احمد (24875) وايو يعلي (4842) والترمذي (3588) من طرق عن ابن لهيعة ويحيي بن ايوب كلاهما عن زياد بن نعيم الحضرمي عن مسمل بن مخراق عن عائشة مرفوعًا بنحوه .</text:p>
      <text:p text:style-name="P53"/>
      <text:p text:style-name="P53">58 <text:s/>- صحيح </text:p>
      <text:p text:style-name="P54">اخرجه البخاري (73) والترمذي (1936) من طرق عن الزهري بن سالم عن ابيه (عبدالله بن عمر ) مرفوعًا بنحوه </text:p>
      <text:p text:style-name="P54">واخرجه البخراي (73) وابن ماجه (4208) من طرق عن اسماعيل بن ابي خالد عن <text:span text:style-name="T19">قييس</text:span> بن ابي حازم <text:s/><text:span text:style-name="T19">عن ابن مسعود مرفوعا </text:span></text:p>
      <text:p text:style-name="P55">وأخرجه احمد (10214) عن شعبه عن الأعمش عن ذكران عن ابي هريرة مرفوعًا </text:p>
      <text:p text:style-name="P56"/>
      <text:p text:style-name="P57">59 – صحيح</text:p>
      <text:p text:style-name="P58">أخرجه البخاري (73 / 41 71 / 1409) ومسلم (816) والنسائي في الكبري (5809) وابن ماجه (4208) واحمد (3651) وغيرهم من طرق عن إسماعيل بن ابي خالد عن قيس بن ابي حازم عن ابن مسعود مرفوعًا واخرجه أبو داود الطيالسي (367) قال: حدثنا المسعودي عن فيس بن مسلم عن طارق بن شهاب عن ابن مسعود مرفوعًا .</text:p>
      <text:p text:style-name="P58"/>
      <text:p text:style-name="P57">60 – إسناده ضعيف </text:p>
      <text:p text:style-name="P58">أخرجه النسائي في الكبري (1307) واخمد (15724/ 15726) وابن ابي عاصم في الآحاد والمثاني (2422) وابن قانع في معجم الصحابه وابن ابو نعيم في معرفة الصحابه (3750) من طرق عن يونس عن الزهري عن السائب بن يزي مرفوعًا </text:p>
      <text:p text:style-name="P58">وفيه يونس بن يزيد وهو ثقة إلا أن في روايته عن الزهري وهما قليلا وأ×رجه ابو نغيم في معرفة الصحابه (6158) عن النعمان بن راشد الجزري عن الزهري عن السائد بن يزيد مرفوعًا وفيه النعمان بن راشد وهو ضعيف .</text:p>
      <text:p text:style-name="P57"><text:soft-page-break/></text:p>
      <text:p text:style-name="P57"><text:s/><text:span text:style-name="T20">61 – حسن لطرقة </text:span></text:p>
      <text:p text:style-name="P59">أخرجه أحمد (14746) عن ابن لهيعة عن أبي الزبير عن جابر مرفوعًا، وبن لهيعة ضعيف، وابو الزبير صدوق يدلس </text:p>
      <text:p text:style-name="P59">وأخرجه مسلم (2757) عن معقل بنت ابي الزبير عن جابر مرفوعًا </text:p>
      <text:p text:style-name="P59">وأخرجه مسلم (757) زاحمد (14355) أبو يعلي (1911/ 2281) وابن حبان (2561) من طرق عن الأعم عن أبي سفيان عن جابر مرفوعًا وفيه الأعمش ثقة حافظ لكنه يدلس وقد عنعن ولم يصدح بالتحديث.</text:p>
      <text:p text:style-name="P59"/>
      <text:p text:style-name="P60">62 – اسانيدة ضعيفة (صحيح لشواهدة)</text:p>
      <text:p text:style-name="P59">أخرجه النسائي في الكبري (1310) وأ؛مد (2155) من طرق عن عوف الأعرابي عن المهاجر <text:s/>أبي خالد عن أبي العاليه عن أبي مسلم عن أبي ذر مرفوعًا وفيه المهاجر بن ابي خالد وهو ضعيف وأبو العاليه ثقة كثير الإرسال وأ[و مسلم مجهول </text:p>
      <text:p text:style-name="P59">وأخرجه النسائي في السنن الكبري (4411) وفيه أهبان ابن امرأة ابي ذر وهو مجهول </text:p>
      <text:p text:style-name="P59">وله شواهد عن ابي هريرة مرفوعًا كما عند مسلم 1163 وأبي داود (2429) والنسائي (1613) والترمذي (438) وأحمد (8026، 8358) وغيرهم </text:p>
      <text:p text:style-name="P59"/>
      <text:p text:style-name="P60">63 – صحيح </text:p>
      <text:p text:style-name="P59">أخرجه بن ماجه (287) وأخمد (7412) وغيرهم من طرق عن سعيد المقبري عن ابي هريرة مرفوعًا </text:p>
      <text:p text:style-name="P59">وأخرجده البخاري (7240، 2887) ومسلم (252) وأبو داود (46) والمسائي (7، 534) واحمد (7339) ومالك (114) من طرق عن عبدالرحمن بن هرمز (الأعرج) عن أبي هريرة مرفوعًا </text:p>
      <text:p text:style-name="P59">وأخرجه الترمذي (22) وأخمد (7853) من طرق عن عبدة بن سليمان عن محمد بن عمرو عن أبي سلمه عن أ[ي هريرة مرفوعًا </text:p>
      <text:p text:style-name="P59">وله شاهد عن زيد بن خالد الجهني مرفوعًا و أبي داود (47) والترمذي (23) وأحمد(17032) وغيرهم وفيه محمد بن إسحاق وهو صدوق يدلس وقد عنعن، وكما عند البزار (3766) وفيه أبو عمرة وهو ضعيف .</text:p>
      <text:p text:style-name="P59"/>
      <text:p text:style-name="P60">64 – حديث منكر</text:p>
      <text:p text:style-name="P59">أخرجه ابن حبان 1551 عن ابن المبراك عن الحسن بن ذكران (وهو ضعيف يدلس) عن سليمان الأحول عنم عطاء بن أبي رباح عن ابن عمر مرفوعًا وعطاء بن أبي رباح لم يسمع من ابن عمر </text:p>
      <text:p text:style-name="P59">وأخرجه القاسم بن سلا مفي الطهور (70) والطبراني في الكطبير (3620) وفي مسند الشاميين (2552) والعقيلي في الضعفاء الكبير (3/ 362) من طرق عن عاصم بن علي عن إسماعيل بن عياش عن العباس بن عتبة (وهذا لايصح هديته ) عن طاء بن ابي رباح عن ابن عمر مرفوعًا.</text:p>
      <text:p text:style-name="P59"/>
      <text:p text:style-name="P59"/>
      <text:p text:style-name="P61"><text:span text:style-name="T21">إكمال الناقص </text:span><text:s/></text:p>
      <text:p text:style-name="P62"/>
      <text:p text:style-name="P63">70 – ضعيف الإسناد </text:p>
      <text:p text:style-name="P64">اخرجه ابو داود <text:span text:style-name="T22">( 1157) واحمد (23020) <text:s/>و (23038) من طرق عن ابرهيم التوعي عن سهم بن منجاب عن فزعة بن يحييي عن القرقع الضبي عن ابي ايوب النصاري مرفوعًا بنحوه </text:span></text:p>
      <text:p text:style-name="P64"/>
      <text:p text:style-name="P65">71 – صحيح </text:p>
      <text:p text:style-name="P66">أخرجه ابو داود (1479) والترمذي (2969) والنسائي (11400) وبن ماجه (3828) واحمد (17888) من طرق عن منصور بن النضر والأعمش كلاهما عن ذر بن عبدالله ن ذرارة عن يسيع بن معذان عن النعمان بن بشير مرفوعًا بنحوه </text:p>
      <text:p text:style-name="P65"/>
      <text:p text:style-name="P65">72 – حديث مضطرب </text:p>
      <text:p text:style-name="P66"><text:soft-page-break/>أخرجه ابو داود (796) والنسائي (614) وابن ابي شيبه واحمد (18495) والطياليس (685) وابن شيب ه(436) والحميدي (145) من طرق عن سعيد بن ابي سعيد المقبري واضطرب فيه سعيد ابيه فرواه عن عبدالرحمن بن عنمه عن رجل ومره إسقط الرجل ارتعتم عن عمار بن ياسر مرفوعا بنحوه </text:p>
      <text:p text:style-name="P65"/>
      <text:p text:style-name="P65">73 – حسن </text:p>
      <text:p text:style-name="P66">أخردجه ابو داود (547) والنسائي (444:1) واحمد (21202) من طرق عن زائدة بن قدامه عن السائب بن حبيبش عن معدان بن طلحة عن ابو الدرداء مرفوعًا بنحوه </text:p>
      <text:p text:style-name="P65"/>
      <text:p text:style-name="P65">74 – صحيح </text:p>
      <text:p text:style-name="P66">اخرجه البخاري (1903) عن ادم بن اباس بدون لفظه (الجهل) و (6057) عن احمد بن يونس </text:p>
      <text:p text:style-name="P66">وابو داود (2362) والترمذي (707) واحمد (10562) من طرق عن ابن ابي ذئب عن المقبري عن ابيه عن الزهخري عن عبدالله بن ثعلبه كلاهما عن ابي هريرة مرفوعًا به</text:p>
      <text:p text:style-name="P65"/>
      <text:p text:style-name="P65">75 – إسناده حسن </text:p>
      <text:p text:style-name="P66">أخرجه النسائي (3481) وابن ماجه (1690) واحمد (9392) و(8639) <text:span text:style-name="T23">وابو يعلي (6551) من طرق عن عبدالرحمن بن ابي الزناد واسامه بن زيد اليثي عن سعيد بن ابي سعيد المقبري </text:span></text:p>
      <text:p text:style-name="P67">وعن عمر بن ابي عمرو القرشي عن ابي سعيد المقبري كلاهما المقبري وابن عن ابي هريرة مرفوعًا بنحوة</text:p>
      <text:p text:style-name="P68"/>
      <text:p text:style-name="P68">76 –صحيح </text:p>
      <text:p text:style-name="P67"><text:s/>اخرجه البخاري (1897) و (3216) ومسلم (1027) والترمذي (3674) والنسائي (2231) واحمد (7577) من طرق عن الزهري وابي سلمه كلاهما عن ابي هريرة مرفوعًا بنحوه </text:p>
      <text:p text:style-name="P68"/>
      <text:p text:style-name="P2">77 – متفق عليه</text:p>
      <text:p text:style-name="P69">رواه مسلم (783) وأحمد (6/165) من طريق القاسم بن محمد ورواه البخاري (6462<text:span text:style-name="T24">،</text:span>6464<text:span text:style-name="T24">،</text:span>6465) وأبوداود (1368).</text:p>
      <text:p text:style-name="P69">والحديث له ألفاظ كثيرة مروية عن عائشة "رضي الله عنها"</text:p>
      <text:p text:style-name="P69"/>
      <text:p text:style-name="P70">78 – إسناده ضعيف جدا:</text:p>
      <text:p text:style-name="P71">يحيى بن عبيدالله بن موهب هو وأبوه ضعيفان جدا، قال أحمد: أحاديثة مناكير ولايعرف هو ولاأبوه.</text:p>
      <text:p text:style-name="P71">وللحديث شواهد : <text:span text:style-name="T24">حديث عبدالله بن بسر: أن أعربيًا قال: يارسول الله من خير الناس ؟ قال "من طال عمره وحسن عمله" رواه الترمذي (2329) وقال :هذا حديث حسن غريب من هذا الوجه.</text:span></text:p>
      <text:p text:style-name="P72">ورواه بن ماجه(3793) اخرجاه طريق زيد بن الحباب عن معاوية بن صالح عن عمرو بن قيس فذكره.</text:p>
      <text:p text:style-name="P72">وحديث أبي بكرة لانفيع <text:s/>بن الحارث" رواه أحمد (49،47،44/5) <text:span text:style-name="T25">من طرق عن الحسن البصري، ولا يحتج برواية الحسن عن ابي بكرة، إلا إذا صرح بالسماع من طريق ثابت.</text:span></text:p>
      <text:p text:style-name="P73">وله متابع عبدالرحمن بن أبي بكره عن أبيه، ولكن جاء من رواية على بن زيد بن جدعان وهو ضعيف.</text:p>
      <text:p text:style-name="P73"/>
      <text:p text:style-name="P74">79 – إسناده صحيح</text:p>
      <text:p text:style-name="P75">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75"/>
      <text:p text:style-name="P74">80 – متفق عليه.</text:p>
      <text:p text:style-name="P75">رواه البخاري (660-1423-6806) ومسلم (1031) والترمذي (2391) والنسائي(5380) وأحمد (439/2) وبن حبان (4486 – 7338) وأبي داود الطيالسي (2584) ورواه مالك(1591)</text:p>
      <text:p text:style-name="P75">بطرق عن خبيب بن عبدالرحمن عن حفص بن عاصم بن عمر عن أبي هريرة .</text:p>
      <text:p text:style-name="P75">قال أبو حاتم في علل الحديث(2729) لم يضبط حماد، فأدخل فيه الشك، وتخلص، والصحيح عن خبيب عن حفص عن أبي هريرة عن النبي صلي الله عليه وسلم.</text:p>
      <text:p text:style-name="P76"/>
      <text:p text:style-name="P77">81 – صحيح</text:p>
      <text:p text:style-name="P76"><text:soft-page-break/>رواه البخاري (2686 – 2493) والترمذي (2173) وأحمد (297/4 – 298) والحميدي (946)وابن حبان (297-298) والبراز(3298) بطرق عن الشعبي عن النعمان بن بشير.</text:p>
      <text:p text:style-name="P76"/>
      <text:p text:style-name="P77">82 – صحيح لغيره.</text:p>
      <text:p text:style-name="P76">فيه يحيى بن عبيدالله بن عبدالله بن موهب عن ابيه ضعيفان لايحتج بهما.</text:p>
      <text:p text:style-name="P76">قال أحمد: أحاديثه مناكير ولا يعرف هو ولا ابوه.</text:p>
      <text:p text:style-name="P76">أما أصل الحديث في الصحيحن رواه البخاري(6490) ومسلم(2963) والحميدي(1097) والترمذي (2682) وابن ماجه (4142) وأحمد (243/2) وبن حبان في صحيحه (712) وأبو يعلي(6261).</text:p>
      <text:p text:style-name="P76"/>
      <text:p text:style-name="P78">83 – صحيح لغيره. دون لفظه أو تسعي من عافية .</text:p>
      <text:p text:style-name="P79">إسناده ضعيف فيه يحيي عبيدالله عن أبيه وهما ضعيفان احاديثما منكرة <text:s/>رواه البخاري (6463-5673) ومسلم (2816) وابن ماجه (4201) واحمد (2/ 235 – 264 – 343 – 390 – 326 – 466 -473 – 495)</text:p>
      <text:p text:style-name="P79">وابو يعلي (1775 – 6594 – 6243) وابن حبان (348 -660)</text:p>
      <text:p text:style-name="P79"/>
      <text:p text:style-name="P78">84 – صحيح لغيره. </text:p>
      <text:p text:style-name="P79">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79">وراه مسلم (1017) والترمذي (2675) والنسائي (2554) وابن ماجه (203) وأحمد (جـ4/ 358 -360 -361 – 362) والدارمي (541) والحميدي (824) من طرق عن جرير بن عبدالله.</text:p>
      <text:p text:style-name="P79">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75"/>
      <text:p text:style-name="P80">85- صحيح </text:p>
      <text:p text:style-name="P81">وراه البخاري (529 – 530) والترمذي (2447) وأحمد(100/3) وأبو يعلي (3330 – 4184 – 4149) ومصنف ابن أبي شيبة (37291) جمعهم من طرق عن أنس بن مالك من قوله.</text:p>
      <text:p text:style-name="P81"/>
      <text:p text:style-name="P82">86 – صحيح </text:p>
      <text:p text:style-name="P83">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83"/>
      <text:p text:style-name="P82">87 – صحيح</text:p>
      <text:p text:style-name="P83">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83"/>
      <text:p text:style-name="P84"/>
      <text:p text:style-name="P85">88 – إسناده ضعيف</text:p>
      <text:p text:style-name="P84">راه الترمذي (2191)، وابن ماجه (2873) والحميدي (769) ومصنف عبدالرزاق (2085) ومسند عبد بن حميد (864) وأبو يعلي <text:s/>(1101).</text:p>
      <text:p text:style-name="P84">من طرق عن علي بن زيد. قال أحمد وابن معين وغيرهم ضعيف </text:p>
      <text:p text:style-name="P84">- والحديث له فقرات صحيحه من طرق أخري عند مسلم (1738) وغيره <text:span text:style-name="T26">بقوله "لكل غادر لواد يوم القيامة".</text:span></text:p>
      <text:p text:style-name="P84"><text:s/></text:p>
      <text:p text:style-name="P86">89 – صحيح لغيره</text:p>
      <text:p text:style-name="P87">قيه ابو المهزم وهو ضعيف ضعفة أبو حاتم والنسائي ويحي بن معين، وقال فيه بن حجر متروك .</text:p>
      <text:p text:style-name="P87">وله طرق أخري منها مارواه مسلم (2954) واحمد (369/2) والحميدي (1134) وأبو يعلي (6271) منه طرق عن ابي الزناد عن الاعرج عن ابي هريرة مرفوعا، بألفاظ متقاربة.</text:p>
      <text:p text:style-name="P87"><text:soft-page-break/></text:p>
      <text:p text:style-name="P86">90 – إسناده ضعيف</text:p>
      <text:p text:style-name="P88">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88"/>
      <text:p text:style-name="P89">91 – إسناده صحيح</text:p>
      <text:p text:style-name="P90">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89">92 -متفق عليه</text:p>
      <text:p text:style-name="P90">رواه البخاري (7382 -4812-6519) ومسلم (2787) وابن ماجه (192) واحمد (374/2) والنسائي في الكبري (7645) وابو يعلي (5850).</text:p>
      <text:p text:style-name="P90"/>
      <text:p text:style-name="P89">93 – إسناده ضعيف</text:p>
      <text:p text:style-name="P90">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90"/>
      <text:p text:style-name="P91">94 – متفق عليه</text:p>
      <text:p text:style-name="P92">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92"/>
      <text:p text:style-name="P93">95 - ؟؟؟؟</text:p>
      <text:p text:style-name="P94"/>
      <text:p text:style-name="P92"><text:span text:style-name="T2">96-إسناده ضعيف</text:span>: فيه (متدين بن سعد وهو ضعيف)</text:p>
      <text:p text:style-name="P95">رواه احمد (2/174) وابو نعيم في الحله (161) والطبراني في الكبر (88) والحاكم في المستدرك (236) من طرق عن حيي بن عبدالله المعافري وهو ضعيف.</text:p>
      <text:p text:style-name="P96"/>
      <text:p text:style-name="P97">97 – متفق عليه</text:p>
      <text:p text:style-name="P98"><text:span text:style-name="T27">رواه البخاري (6533 – 6864) ومسلم (3178) والترمذي (1454 – 1455) والنسائي (4026 – 4027 – 4028) </text:span><text:span text:style-name="T28">والترمذي (1454) وبن ماجه (2617-2615) وغيرهم من طرق عن ابي وائل عن عبدالله بن مسعود مرفوعا، وروي موقوفا.</text:span></text:p>
      <text:p text:style-name="P98"/>
      <text:p text:style-name="P99">98 - إسناده ضعيف.</text:p>
      <text:p text:style-name="P100">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100">وإسماعيل بن مسلم منكر الحديث قال الترمذي: يضعف الحديث من قبل حفظة، وفي الباب عن ابي هريرة و ابي سعيد الخدري.</text:p>
      <text:p text:style-name="P98"/>
      <text:p text:style-name="P99">99 <text:s/>- متفق عليه.</text:p>
      <text:p text:style-name="P101"><text:span text:style-name="T28">رواه البخاري (4939-103-6536) </text:span><text:span text:style-name="T29">ومسلم (2876) وأبو داود (2691) والترمذي (2596 – 3617) واحمد (جـ6 /47-91-108-206-185) ومسند أبي سعلي (4453) من طرق عن ابن ابي ملكية عن عائشة.</text:span></text:p>
      <text:p text:style-name="P101"/>
      <text:p text:style-name="P102">100 - إسناده صحيح</text:p>
      <text:p text:style-name="P103">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103">قال الترمذي: حسن غريب ، قال الحاكم: حديص صحيح لم يخرج في الصحيحين وهو علي <text:s/>شرط مسلم.</text:p>
      <text:p text:style-name="P101"/>
      <text:p text:style-name="P104"><text:span text:style-name="T30">101 – متفق عليه </text:span><text:span text:style-name="T29"><text:line-break/>رواه البخاري (4712-3162) ومسلم (194) </text:span><text:span text:style-name="T31">والترمذي (2434) وابن ماجه (3307) وأحمد (331/2) </text:span></text:p>
      <text:p text:style-name="P105"><text:soft-page-break/><text:span text:style-name="T31">معني </text:span><text:span text:style-name="T32">(</text:span><text:span text:style-name="T31">ن</text:span><text:span text:style-name="T32">َ</text:span><text:span text:style-name="T31">ه</text:span><text:span text:style-name="T32">َ</text:span><text:span text:style-name="T31">س</text:span><text:span text:style-name="T32">َ)</text:span><text:span text:style-name="T31"> : أي أخذ بأطراف أسنانه.</text:span></text:p>
      <text:p text:style-name="P104"/>
      <text:p text:style-name="P106">102-إسناده ضعيف</text:p>
      <text:p text:style-name="P107"><text:s/>رواه الباومي (2846) والطبراني في المعجم الكبير (جـ17 /887) </text:p>
      <text:p text:style-name="P107">من طرق عن عبدالرحمن بن زياد بن أصم وهو ضعيف . ورشدين بن سعد ضعيف.</text:p>
      <text:p text:style-name="P104"/>
      <text:p text:style-name="P106">103 – إسناده ضعيف</text:p>
      <text:p text:style-name="P107">رواه أحمد (5/ 199) والحاكم في المستدرك (3784) وفيه ابن لهيعة وهو ضعيف وفي الحديص فقرات تصبح لشواهدها. </text:p>
      <text:p text:style-name="P104"/>
      <text:p text:style-name="P104"><text:line-break/><text:span text:style-name="T33">104 - إسناده ضعيف جدًا</text:span></text:p>
      <text:p text:style-name="P107">موسي بن عبيدة الربذي: ضعيف: وأيوب بن خالد فيه لين</text:p>
      <text:p text:style-name="P107">رواه عبد بن حميد (1454) فقال عبيدالله بن أبي رافع عن أبي هريرة وراه الآجري في الشريعة (1009) وضبط اسمه فقال "عبدالله بن رافع".</text:p>
      <text:p text:style-name="P107">وراه طذالك بن المبارك في لانهد والرقائق فقبط عبدالله بن رافع، فعبدالله بن نافع المذكور لم يرو عن أ[ي هريرة فهذا خطأ في الإسناد.</text:p>
      <text:p text:style-name="P107"/>
      <text:p text:style-name="P106">105 – <text:span text:style-name="T34">إسناده صحيح وله شواهد</text:span></text:p>
      <text:p text:style-name="P108">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108"/>
      <text:p text:style-name="P109">106 – إسناده حسن : حكم بن معاوية:صدوق</text:p>
      <text:p text:style-name="P108">رواه أ<text:span text:style-name="T35">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109"/>
      <text:p text:style-name="P109">107 – صحيح لغيره </text:p>
      <text:p text:style-name="P108">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108">والمراد به يوم الجمعة ولليهود السبت، وللنصاري الاحد.</text:p>
      <text:p text:style-name="P108"/>
      <text:p text:style-name="P109">108 – الحديث ضعيف</text:p>
      <text:p text:style-name="P108">وراه ابن ماجه (4323) وأ؛مد (212/4) وابو يعلي (1581) وعيد بن حميد (443) والحاكم (8978) والبخاري في التاريخ الكبير (261/2) وقال: إسناده ليس بذاك المشهور.</text:p>
      <text:p text:style-name="P108">والحديص مداره علي عبدالله بن قيس النفعي: وهو مجهول لم يرو عنه داود.</text:p>
      <text:p text:style-name="P108">ليس إسناده بالصافي :قاله علي ابن المذيثي.</text:p>
      <text:p text:style-name="P108"/>
      <text:p text:style-name="P109">109 – متفق عليه </text:p>
      <text:p text:style-name="P108">رواه البخاري (5811-6842) ومسلم (216) وأ؛مد (2 / 302 – 456) والدارمي (8929) والنسائي في الكبري (100/66) </text:p>
      <text:p text:style-name="P108"/>
      <text:p text:style-name="P109">110 – إسناده ضعيف</text:p>
      <text:p text:style-name="P108">فيه رشدين بن سعد وهو ضعيف ورواه أحمد (5 /329 – 6 /21) وحميد بن هاني الخولاني المصرى سئل أبو حاتم عنه فقال: صالح</text:p>
      <text:p text:style-name="P108">وقال الحافظ في التقريب: لابأس به.</text:p>
      <text:p text:style-name="P108"/>
      <text:p text:style-name="P109">111- إسناده ضعيف جدا </text:p>
      <text:p text:style-name="P109"/>
      <text:p text:style-name="P110"><text:soft-page-break/><text:span text:style-name="T36">رواه التمذي </text:span><text:span text:style-name="T37">(25990) </text:span><text:span text:style-name="T36">وقال</text:span><text:span text:style-name="T37">: </text:span><text:span text:style-name="T36">رشدين ضعيف عند أهل الحديث ، وابن أبي نعم هو الأفريقي وهو ضعيف أيضا عند أهل الحديث </text:span><text:span text:style-name="T37">. </text:span><text:span text:style-name="T36">وقال الترمذي إيناده ضعيف وقهيه أبي عثمان وهو مجهول لم يروي له الترمذيس إلا هذا الحديث </text:span></text:p>
      <text:p text:style-name="P110"><text:span text:style-name="T36"/></text:p>
      <text:p text:style-name="P111"><text:span text:style-name="T38">112 – </text:span><text:span text:style-name="T39">متفق عليه </text:span></text:p>
      <text:p text:style-name="P112"><text:span text:style-name="T36">رواه البخاري </text:span><text:span text:style-name="T37">(7518 – 6549) </text:span><text:span text:style-name="T36">ومسلم </text:span><text:span text:style-name="T37">(2829) </text:span><text:span text:style-name="T36">والترمذي </text:span><text:span text:style-name="T37">(2555) </text:span><text:span text:style-name="T36">وأحمد </text:span><text:span text:style-name="T37">(88/3) </text:span><text:span text:style-name="T36">من كرق عن ابن المبارك عن مالك بن أنس فذكره</text:span><text:span text:style-name="T37">.</text:span></text:p>
      <text:p text:style-name="P113"/>
      <text:p text:style-name="P111"><text:span text:style-name="T38">113 – </text:span><text:span text:style-name="T39">متفق عليه </text:span></text:p>
      <text:p text:style-name="P112"><text:span text:style-name="T36">رواه البخاري </text:span><text:span text:style-name="T37">(3245 – 3327) </text:span><text:span text:style-name="T36">ومسلم </text:span><text:span text:style-name="T37">(2834) </text:span><text:span text:style-name="T36">و</text:span><text:span text:style-name="T37">(2537) </text:span><text:span text:style-name="T36">وابن ماحه </text:span><text:span text:style-name="T37">(4333) </text:span><text:span text:style-name="T36">وأحمد </text:span><text:span text:style-name="T37">(311-231/2) </text:span><text:span text:style-name="T36">وابن حبان </text:span><text:span text:style-name="T37">(7436) </text:span><text:span text:style-name="T36">وفي روايه أبي صالح <text:s/>وابي زرعة عن أبي هريرة </text:span><text:span text:style-name="T37">"</text:span><text:span text:style-name="T36">علي صورة أبيهم أدم ستون ذراعا في السماء</text:span><text:span text:style-name="T37">"</text:span></text:p>
      <text:p text:style-name="P112"><text:span text:style-name="T36">المجامر</text:span><text:span text:style-name="T37">: </text:span><text:span text:style-name="T36">مجمر وهو الذي بوضع فيه النار بالبخور</text:span><text:span text:style-name="T37">.</text:span></text:p>
      <text:p text:style-name="P112"><text:span text:style-name="T36">الألوة</text:span><text:span text:style-name="T37">: </text:span><text:span text:style-name="T36">عود يتبخر به</text:span></text:p>
      <text:p text:style-name="P113"/>
      <text:p text:style-name="P111"><text:span text:style-name="T38">114 – </text:span><text:span text:style-name="T39">صحيح لغيره </text:span></text:p>
      <text:p text:style-name="P112"><text:span text:style-name="T36">رواه إسحاق بن راهويه </text:span><text:span text:style-name="T37">(291) </text:span><text:span text:style-name="T36">ورواه هناد بن السري في الزهد</text:span><text:span text:style-name="T37">(56) </text:span><text:span text:style-name="T36">من طرق عن إسماعيل بن أبي خالد عن زياد المخزومي وهو ضعيف جدا، قال ابن معين</text:span><text:span text:style-name="T37">: </text:span><text:span text:style-name="T36">ليس بشئ</text:span><text:span text:style-name="T37">. </text:span><text:span text:style-name="T36">وقد سبق الحديث برقم </text:span><text:span text:style-name="T37">(109) </text:span><text:span text:style-name="T36">والحديص أهله في البخاري ومسلم وغيرهما</text:span><text:span text:style-name="T37">.</text:span></text:p>
      <text:p text:style-name="P113"/>
      <text:p text:style-name="P111"><text:span text:style-name="T38">115- </text:span><text:span text:style-name="T39">إسناده ضعيف فيه ابن لهيعة وهو ضعيف</text:span><text:span text:style-name="T38">.</text:span></text:p>
      <text:p text:style-name="P112"><text:span text:style-name="T36">رواه الترمذي</text:span><text:span text:style-name="T37">(2538) </text:span><text:span text:style-name="T36">واحمد </text:span><text:span text:style-name="T37">(1/169</text:span><text:span text:style-name="T36">،</text:span><text:span text:style-name="T37">171) </text:span><text:span text:style-name="T36">والطبراني في الاوسط </text:span><text:span text:style-name="T37">(8880) </text:span><text:span text:style-name="T36">والبزار في المسند</text:span><text:span text:style-name="T37">(1109) </text:span><text:span text:style-name="T36">والبخاري في التاريخ الكبير </text:span><text:span text:style-name="T37">(8262) .</text:span></text:p>
      <text:p text:style-name="P112"><text:span text:style-name="T36">قال الترمذي</text:span><text:span text:style-name="T37">: </text:span><text:span text:style-name="T36">هذا حديث غريب لانعرفه بهذا الإسناد إلا من حديث ابن لهيعة </text:span><text:span text:style-name="T37">.</text:span></text:p>
      <text:p text:style-name="P112"><text:span text:style-name="T36">وقال الدارقطني</text:span><text:span text:style-name="T37">(608) </text:span><text:span text:style-name="T36">يرويه يزيد بن ابي حبيب واختلف عنه فرواه الليث فذكره سنده متابعا لابن لهيعة، وخالفه يحيي بن أيوب النافقي فجعله عن بن سعد عن أبيه، ثم قال والأول أصح</text:span><text:span text:style-name="T37">.</text:span></text:p>
      <text:p text:style-name="P112"><text:span text:style-name="T36">خوافق جمع خافقة وهي الجانب</text:span><text:span text:style-name="T37">.</text:span></text:p>
      <text:p text:style-name="P113"/>
      <text:p text:style-name="P111"><text:span text:style-name="T38">116 – </text:span><text:span text:style-name="T39">صحيح لغيره</text:span></text:p>
      <text:p text:style-name="P112"><text:span text:style-name="T36">رواه الترمذي </text:span><text:span text:style-name="T37">(2556) </text:span><text:span text:style-name="T36">وأحمد </text:span><text:span text:style-name="T37">(2 / 335 – 239) </text:span><text:span text:style-name="T36">وابن منذه في الإيمان </text:span><text:span text:style-name="T37">(406) <text:s/></text:span><text:span text:style-name="T36">وابن أبي الدنيا في التوكل علي الله </text:span><text:span text:style-name="T37">(45)</text:span></text:p>
      <text:p text:style-name="P112"><text:span text:style-name="T36">ومن رواية مالك بن أنس عنه فوان بن سليم عن عطاء بن يسار عن ابي سعيد الخدري مرفوعا رواه البخاري </text:span><text:span text:style-name="T37">(3256) </text:span><text:span text:style-name="T36">ومسلم </text:span><text:span text:style-name="T37">(2831)</text:span></text:p>
      <text:p text:style-name="P112"><text:span text:style-name="T36">ونقل الدارقطني قول الذهبي وفيه حديث مالك عن صفوان بن سليم صحيح، ولايرفع حديص هلال، وعل عطاء بن يسار حفظه عنهما</text:span><text:span text:style-name="T37">. </text:span></text:p>
      <text:p text:style-name="P113"/>
      <text:p text:style-name="P111"><text:span text:style-name="T38">117 – </text:span><text:span text:style-name="T39">إسناده ضعيف</text:span></text:p>
      <text:p text:style-name="P112"><text:span text:style-name="T36">رواه الترمذي</text:span><text:span text:style-name="T37">(2562) </text:span><text:span text:style-name="T36">وقال</text:span><text:span text:style-name="T37">: </text:span><text:span text:style-name="T36">هذا حديث غريب، لانعرفه إلا من حديث رشدين وأحمد </text:span><text:span text:style-name="T37">(20/76) </text:span><text:span text:style-name="T36">وابن حبان </text:span><text:span text:style-name="T37">(5184) </text:span><text:span text:style-name="T36">وأبو يعلي </text:span><text:span text:style-name="T37">(1404) </text:span><text:span text:style-name="T36">ودراج يضعف في أبي الهيثم</text:span><text:span text:style-name="T37">.</text:span></text:p>
      <text:p text:style-name="P113"/>
      <text:p text:style-name="P111"><text:span text:style-name="T38">118 – </text:span><text:span text:style-name="T39">إسناده ضعيف</text:span><text:span text:style-name="T38">.</text:span></text:p>
      <text:p text:style-name="P112"><text:span text:style-name="T36">رواه الترمذي </text:span><text:span text:style-name="T37">(2562) </text:span><text:span text:style-name="T36">وقال هذا حديث غريب، لانعرفه إلا من حديص رشدين</text:span><text:span text:style-name="T37">.</text:span></text:p>
      <text:p text:style-name="P113"/>
      <text:p text:style-name="P111"><text:span text:style-name="T38">119 – </text:span><text:span text:style-name="T39">إسناده ضعيف</text:span></text:p>
      <text:p text:style-name="P112"><text:span text:style-name="T36">فيه رشدين بن سعد، رواه الترمذي </text:span><text:span text:style-name="T37">(2573) </text:span><text:span text:style-name="T36">وأحمد </text:span><text:span text:style-name="T37">(3 /75)</text:span></text:p>
      <text:p text:style-name="P113"/>
      <text:p text:style-name="P111"><text:span text:style-name="T38">120 – </text:span><text:span text:style-name="T39">صحيح لغيره</text:span></text:p>
      <text:p text:style-name="P112"><text:s/><text:span text:style-name="T36">رواه الدارمي </text:span><text:span text:style-name="T37">(2881) </text:span><text:span text:style-name="T36">وأبوالضحاك قال المزي</text:span><text:span text:style-name="T37">: </text:span><text:span text:style-name="T36">روي له ابن ماجه في التفسير هذا الحديث </text:span><text:span text:style-name="T37">. </text:span><text:span text:style-name="T36">وقال الحافظ في التهذيب</text:span><text:span text:style-name="T37">: </text:span><text:span text:style-name="T36">قال أبو حاتم </text:span><text:span text:style-name="T37">: </text:span><text:span text:style-name="T36">لا أعلم روي عنه غير عقبه </text:span></text:p>
      <text:p text:style-name="P112"><text:soft-page-break/><text:span text:style-name="T36">رواه البخاري </text:span><text:span text:style-name="T37">(488</text:span><text:span text:style-name="T36">،</text:span><text:span text:style-name="T37">3252) </text:span><text:span text:style-name="T36">ومسلم </text:span><text:span text:style-name="T37">(2826) </text:span><text:span text:style-name="T36">والترمذي </text:span><text:span text:style-name="T37">(3293) </text:span><text:span text:style-name="T36">وابن ماجه </text:span><text:span text:style-name="T37">(4335) </text:span><text:span text:style-name="T36">وأحمد </text:span><text:span text:style-name="T37">(2/ 257</text:span><text:span text:style-name="T36">، </text:span><text:span text:style-name="T37">418</text:span><text:span text:style-name="T36">، </text:span><text:span text:style-name="T37">452</text:span><text:span text:style-name="T36">، </text:span><text:span text:style-name="T37">482) </text:span><text:span text:style-name="T36">وغيرهم بلفظ </text:span><text:span text:style-name="T37">"</text:span><text:span text:style-name="T36">مائة عام لايقطعها</text:span><text:span text:style-name="T37">" </text:span><text:span text:style-name="T36">ولم يذكر قوله </text:span><text:span text:style-name="T37">"</text:span><text:span text:style-name="T36">شجرة الخلد</text:span><text:span text:style-name="T37">" </text:span><text:span text:style-name="T36">والحيص روي عن سهال بن سعد</text:span><text:span text:style-name="T37">/ </text:span><text:span text:style-name="T36">وانس بن حالك وأبي سعيد الخدري رضي الله عنهم</text:span><text:span text:style-name="T37">.</text:span></text:p>
      <text:p text:style-name="P113"/>
      <text:p text:style-name="P111"><text:span text:style-name="T38">121 – </text:span><text:span text:style-name="T39">متفق فيه </text:span></text:p>
      <text:p text:style-name="P112"><text:span text:style-name="T36">رواه البخاري </text:span><text:span text:style-name="T37">(3244</text:span><text:span text:style-name="T36">، </text:span><text:span text:style-name="T37">4779</text:span><text:span text:style-name="T36">، </text:span><text:span text:style-name="T37">4780</text:span><text:span text:style-name="T36">، </text:span><text:span text:style-name="T37">7498) </text:span><text:span text:style-name="T36">ومسلم </text:span><text:span text:style-name="T37">(2824) </text:span><text:span text:style-name="T36">والترمذي </text:span><text:span text:style-name="T37">(3292) </text:span><text:span text:style-name="T36">وابن ماجه </text:span><text:span text:style-name="T37">(4328) </text:span><text:span text:style-name="T36">واحمد </text:span><text:span text:style-name="T37">(2/ 313</text:span><text:span text:style-name="T36">، </text:span><text:span text:style-name="T37">438</text:span><text:span text:style-name="T36">، </text:span><text:span text:style-name="T37">466) </text:span><text:span text:style-name="T36">وروي مختصرا في بعض طرقة وروي مطولا</text:span><text:span text:style-name="T37">. </text:span></text:p>
      <text:p text:style-name="P113"/>
      <text:p text:style-name="P111"><text:span text:style-name="T38">122 – </text:span><text:span text:style-name="T39">متفق عليه </text:span></text:p>
      <text:p text:style-name="P112"><text:span text:style-name="T36">رواه البخاري </text:span><text:span text:style-name="T37">(6548</text:span><text:span text:style-name="T36">، </text:span><text:span text:style-name="T37">6544) </text:span><text:span text:style-name="T36">ومسلم </text:span><text:span text:style-name="T37">(2850) </text:span><text:span text:style-name="T36">وأحمد </text:span><text:span text:style-name="T37">(2/ 118</text:span><text:span text:style-name="T36">، </text:span><text:span text:style-name="T37">119 </text:span><text:span text:style-name="T36">، </text:span><text:span text:style-name="T37">120) <text:s/></text:span><text:span text:style-name="T36">وأبو يعلي </text:span><text:span text:style-name="T37">(5585) </text:span><text:span text:style-name="T36">وعيد نب حميد </text:span><text:span text:style-name="T37">(761) </text:span><text:span text:style-name="T36">وابن حبان </text:span><text:span text:style-name="T37">(7474) </text:span></text:p>
      <text:p text:style-name="P113"/>
      <text:p text:style-name="P111"><text:span text:style-name="T38">123 – </text:span><text:span text:style-name="T39">صحيح لغيره </text:span></text:p>
      <text:p text:style-name="P112"><text:span text:style-name="T36">رواه الترمذي </text:span><text:span text:style-name="T37">(2535) </text:span><text:span text:style-name="T36">وفيه فضيل بن مرزوق عن عطيه العوفي وهو ضعيف – وفيه زيادة </text:span><text:span text:style-name="T37">"</text:span><text:span text:style-name="T36">لو مات احد فرحا لمات أهل الحنة ولو أمات أحمد حزنا لمات اهل النار</text:span><text:span text:style-name="T37">" </text:span><text:span text:style-name="T36">ومن طريق الاعمش عن أبي صالح السمان رواه البخاري </text:span><text:span text:style-name="T37">(4730) </text:span><text:span text:style-name="T36">ومسلم </text:span><text:span text:style-name="T37">(2849) </text:span><text:span text:style-name="T36">والترمذي </text:span><text:span text:style-name="T37">(3157) </text:span><text:span text:style-name="T36">وابن ابي الدنيا في صفة النار </text:span><text:span text:style-name="T37">(257) </text:span><text:span text:style-name="T36">ورواه أبو سعلي </text:span><text:span text:style-name="T37">(2898) </text:span><text:span text:style-name="T36">من جديث خالد بن قيس عن قتادة عن أنس قال الزري </text:span><text:span text:style-name="T37">:</text:span><text:span text:style-name="T36">خالد بن فيس عن قتادة فيها مناكير</text:span></text:p>
      <text:p text:style-name="P113"/>
      <text:p text:style-name="P111"><text:span text:style-name="T38">124 – </text:span><text:span text:style-name="T39">إسناده ضعيف</text:span></text:p>
      <text:p text:style-name="P112"><text:span text:style-name="T36">فيه ذراج بن سمعان قال أ؛مد</text:span><text:span text:style-name="T37">: </text:span><text:span text:style-name="T36">حديص منكر وراه أ؛مد </text:span><text:span text:style-name="T37">(2 /197) </text:span><text:span text:style-name="T36">عن علي بن إسحاق والحسين بن عيسي كلاهما عن ابن المبارك ورواه الترمذي </text:span><text:span text:style-name="T37">(2588) </text:span><text:span text:style-name="T36">عن سويد بن دجربه ورواه البغوي </text:span><text:span text:style-name="T37">248 </text:span><text:span text:style-name="T36">في شرح السنه قال أبو عيسي</text:span><text:span text:style-name="T37">: </text:span><text:span text:style-name="T36">هذا حديث إسناده حسن</text:span><text:span text:style-name="T37">.</text:span></text:p>
      <text:p text:style-name="P113"/>
      <text:p text:style-name="P111"><text:span text:style-name="T38">125 – </text:span><text:span text:style-name="T39">إسناده ضعيف</text:span></text:p>
      <text:p text:style-name="P112"><text:span text:style-name="T36">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span><text:span text:style-name="T37">.</text:span></text:p>
      <text:p text:style-name="P112"><text:span text:style-name="T36">وفيه عمران بن زيد التنبلي قال بن معين</text:span><text:span text:style-name="T37">: </text:span><text:span text:style-name="T36">ليس بشئ</text:span><text:span text:style-name="T37">.</text:span></text:p>
      <text:p text:style-name="P112"><text:span text:style-name="T36">رواه ابويعلي </text:span><text:span text:style-name="T37">(4134) </text:span><text:span text:style-name="T36">والزهد لهناد بن السري</text:span><text:span text:style-name="T37">(312) </text:span><text:span text:style-name="T36">والعقيلي في الضعفاء الكبير </text:span><text:span text:style-name="T37">(1273) </text:span><text:span text:style-name="T36">ومن طريق الأعمش عن يزيد الرقاشي أخردة ابن ماجه</text:span><text:span text:style-name="T37">(4324) </text:span><text:span text:style-name="T36">وابن ابي شيبة </text:span><text:span text:style-name="T37">(34130) </text:span><text:span text:style-name="T36">والبيهقي في البث والنشور </text:span><text:span text:style-name="T37">(593).</text:span></text:p>
      <text:p text:style-name="P113"/>
      <text:p text:style-name="P111"><text:span text:style-name="T38">126 – </text:span><text:span text:style-name="T39">إسناده ضعيف جدا</text:span></text:p>
      <text:p text:style-name="P112"><text:span text:style-name="T36">فيه دراج بن سمعان وهو ضعيف ورواه عن ابن الهيثم فيها ضعف قاله احمد بن حنبل رواه الترمذي </text:span><text:span text:style-name="T37">(2587) </text:span><text:span text:style-name="T36">ورواه أحمد </text:span><text:span text:style-name="T37">(8813) </text:span><text:span text:style-name="T36">وأبو يعلي </text:span><text:span text:style-name="T37">(1367) </text:span><text:span text:style-name="T36">والحاكم في المستدرك </text:span><text:span text:style-name="T37">(3490) </text:span></text:p>
      <text:p text:style-name="P114">127 – <text:span text:style-name="T40">متفق عليه </text:span></text:p>
      <text:p text:style-name="P115">رواه البخاري (3265) <text:s/>ومسلم (2834) والترمذي (2589) وموطأ مالك روايه الليثى (1872) وأحمد (2/ 244).</text:p>
      <text:p text:style-name="P113"/>
      <text:p text:style-name="P111"><text:span text:style-name="T38">128 – </text:span><text:span text:style-name="T39">إسناده ضعيف </text:span></text:p>
      <text:p text:style-name="P112"><text:span text:style-name="T36">فيه دراج بن عبدالله قال النسائي</text:span><text:span text:style-name="T37">: </text:span><text:span text:style-name="T36">ليس <text:s/>بالقوي وقال في موضع أخر</text:span><text:span text:style-name="T37">: </text:span><text:span text:style-name="T36">منكر الحديث، وقال ابن معين ثقة وقال أحمد</text:span><text:span text:style-name="T37">: </text:span><text:span text:style-name="T36">حديثه منكر وقال أبوحاتم</text:span><text:span text:style-name="T37">: </text:span><text:span text:style-name="T36">في حديثه ضعف وقال في موضع أخر متروك</text:span><text:span text:style-name="T37">.</text:span></text:p>
      <text:p text:style-name="P112"><text:span text:style-name="T36">وذكر بن عدي</text:span><text:span text:style-name="T37">: </text:span><text:span text:style-name="T36">قول فضلك الرازي فيه عندما ذكرله قول ابن معين في دراج أنه ثقة</text:span><text:span text:style-name="T41">، فقال:ماهوثقة ولاكرامة له.</text:span></text:p>
      <text:p text:style-name="P116">رواه الترمذي (2582) وأحمد (3/374) وابن أبي الدنيا في صفة النار(74) والحاكم(3458).</text:p>
      <text:p text:style-name="P117"><text:span text:style-name="T36"/></text:p>
      <text:p text:style-name="P118">129 – إسناده ضعيف </text:p>
      <text:p text:style-name="P116">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p>
      <text:p text:style-name="P117"><text:span text:style-name="T36"/></text:p>
      <text:p text:style-name="P118"><text:soft-page-break/>130 – إسناده ضعيف ج<text:span text:style-name="T42">د</text:span>ا </text:p>
      <text:p text:style-name="P116">رواه الترمذي (2584 ، 3322) وأحمد (3/ 70) وعيد بن حميد (931) ومسند أبو يعلي (1289) والطبراني في المعجم الأوسط (3137) وابن حبان (7473)</text:p>
      <text:p text:style-name="P116">قال أبو عيسي الترمذي: هذا حديص لانعرفه إلا من جديص رشدين بن سعد ورشدين قد تكلم فيه من قبل حفظه.</text:p>
      <text:p text:style-name="P116">وفيه دراحج عن أبي الهيصم قد تكلم فيهما وسبق فيهما كلام العلماء.</text:p>
      <text:p text:style-name="P117"><text:span text:style-name="T36"/></text:p>
      <text:p text:style-name="P118">131 – إسناده ضعيف جدا </text:p>
      <text:p text:style-name="P116">وإسناد هذا الحديث كسابقة.</text:p>
      <text:p text:style-name="P117"><text:span text:style-name="T36"/></text:p>
      <text:p text:style-name="P118">132 – حسن لكثرة طرقه <text:tab/>(سبق تخريجة برقم (27))</text:p>
      <text:p text:style-name="P116">رواه أحمد (2/ 120، 180، 231) وعبد بن حميد (1222) وأبو سعلي (3993، 3996، 4160، 4069)</text:p>
      <text:p text:style-name="P117"><text:span text:style-name="T36"/></text:p>
      <text:p text:style-name="P119">133- إسناده ضعيف </text:p>
      <text:p text:style-name="P120">فيه يحيي بن عبيدالله عن ابيه وهما ضعيفان.</text:p>
      <text:p text:style-name="P120">رواه أبن أبى الدنيا في صفة النار (34) وأبو نعيم في حلية الأولياء </text:p>
      <text:p text:style-name="P121"><text:span text:style-name="T36"/></text:p>
      <text:p text:style-name="P122">134 – سبق برقم (130)</text:p>
      <text:p text:style-name="P122"/>
      <text:p text:style-name="P56"><text:span text:style-name="T21">إكمال الناقص </text:span><text:s/></text:p>
      <text:p text:style-name="P121"><text:span text:style-name="T36"/></text:p>
      <text:p text:style-name="P119">140 – إسناده صحيح </text:p>
      <text:p text:style-name="P120">رواه مسلم (1682) وأ[و داود (4568) والترمذي (1411) والنسائي (4821) واحمد (4 ، 245، 246) عبدالرزاق (18351) والدارمي (2425) وابن حبان (1016) وأخرجة البخاري ومسلم من حيص أبي هريرة (6740) </text:p>
      <text:p text:style-name="P120">ورواية الوصل أصح .</text:p>
      <text:p text:style-name="P121"><text:span text:style-name="T36"/></text:p>
      <text:p text:style-name="P119">141 – متفق عليه </text:p>
      <text:p text:style-name="P120">رواه البخاري (2265، 4417، 7893) ومسلم (1674) وأبو داود (4584) والنسائي (4763، 4764) وابن ماجه (2646، 2957) من طرق عمرا نبن حصين ومحاهد وصفوان بن سعلي عن يعلي بن أمية فذكرة .</text:p>
      <text:p text:style-name="P121"><text:span text:style-name="T36"/></text:p>
      <text:p text:style-name="P119">142 – متفق عليه </text:p>
      <text:p text:style-name="P120">رواه البخاري (6773، 6776) ومسلم (1706) وأبو داود (4479) والترمذي (1443) وابن ماجة (2570) وأحمد (3، 176، 2474، 272) والدارمي (2460) وغيرهم من طرق عن قتادة عن أنس فذكره </text:p>
      <text:p text:style-name="P120">وفي رواية النسائي في الكبري (5254) زيادة قتادة عن الحسن عن أنس بن مالك زادها شباية بن سوار وسلام بن سليمان وخالفهما أصحاب شعبة فلم يذكروا الحسن</text:p>
      <text:p text:style-name="P121"><text:span text:style-name="T36"/></text:p>
      <text:p text:style-name="P119">143 – إسناده حسن<text:tab/> فيه أبي الوداك</text:p>
      <text:p text:style-name="P123">وراه النسائي في الكبري (5273) ورواه أحمد (3، 34، 46) عن محمد بن جعفر وأبو داود الطيالسي(2290) والحاكم في المستدرك (8129) من طريق وهب بن جرير جميعهم (ابن المبارك ومحمد بن جعفر وابي داود ووهب بن جرير) عن شعبة عن أبي النياح عن أبي الوداك فذكره.</text:p>
      <text:p text:style-name="P123">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p>
      <text:p text:style-name="P123"/>
      <text:p text:style-name="P124"><text:span text:style-name="T2">150 – متفق عليه</text:span> </text:p>
      <text:p text:style-name="P124">رواه البخاري (6790، 6791) ومسلم(1684) وابي داود(4384) والترمذي (1445) والنسائي (4917، 4918، 4919) واحمد (6/ 36، 163)وغيرهم من طرق عن الزهري عن عروة وعن عمرة وعن الإثنين منا عن عائشة مرفوعا ورواه سويد بن نصر عن ابن المبارك عن معمر <text:s/>بن راشد فذكرة موقوفا.</text:p>
      <text:p text:style-name="P124"/>
      <text:p text:style-name="P125">151 – متفق عليه </text:p>
      <text:p text:style-name="P124"><text:soft-page-break/>رواه البخاري (6795، 6797، 6797، 6798) ومسلم (1686) وأبي داود (4385، 4386) والنسائي (4908) ومالك في الموطأ (ج2/ 172) وأحمد (2/ 6، 54، 64، 143، 145) وابن ماجه (2584) من طرق وعن نافع عن عبدالله بن عمر فذكرة .</text:p>
      <text:p text:style-name="P124"/>
      <text:p text:style-name="P126">152 - <text:s/><text:span text:style-name="T43">صحيح </text:span></text:p>
      <text:p text:style-name="P127">اخرجه البخاري (5270) وا لنسائي في الصغري (1956) والترمذي (1429) من طرق عن ابن شهاب الزهري عن ابي سلمه بن عبدالرحمن عن جابر بن عبدالله به </text:p>
      <text:p text:style-name="P127">وله شاهد عند مسلم (1695) من طريق محمد بن جعفر عن شعبه عن سماك بن حرب عن جابر بن سمرة بلفظ مختلف</text:p>
      <text:p text:style-name="P127"/>
      <text:p text:style-name="P128">153 – صحيح</text:p>
      <text:p text:style-name="P127"><text:s/>اخرجه البخاري (5272) من طريق الزهري عن ابي سلمه بن عبدالرحمن عن ابي هريرة به وراه مسلم (1693) من طريق الزهري عن سعيد بن المسيب عن ابي هريرة به ورواه بن ماجه (2554) من طرق عن محمد بن عمرو بن علقمه عن ابي سلمه عن عبدالرحمن عن ابي هر يرة به .</text:p>
      <text:p text:style-name="P128">154 – حسن </text:p>
      <text:p text:style-name="P127">اخرجه مسلم (1704) واحمد (1438) من طرق عن ابن جريج عن ابي الزبير عن جابر بن عبدالله واخرجه ابو داود (4452) من طرق عن مجالد بن سعيد عن عامر الشعبي عن جابر بن عبدالله به ومجلد ضعيف </text:p>
      <text:p text:style-name="P127">وله شاهد عند البخراي (1329) من طريق موسي بن عقبه عن نافع عن عمر به .</text:p>
      <text:p text:style-name="P129"><text:s text:c="2"/></text:p>
      <text:p text:style-name="P128">155 – حسن</text:p>
      <text:p text:style-name="P130">اخرجه مسلم (1694) وابو داود (4422) والدارمي (1316) من طرق عن سماك بن حرب عن جابر بن سمرة به وفيه سماك بن حرب صدوق وله شاهد عند البخاري (527-) من طريق ابن شهاب عن ابي سلمه بن عبدالرحمن عن جابر بن عبدالله بلفظ مختلف</text:p>
      <text:p text:style-name="P124"/>
      <text:p text:style-name="P131">174 – صحيحي لغيره </text:p>
      <text:p text:style-name="P131">أخرجه احمد (23169) وعبدالرازق (16907) من طرق عن عمر بن عبدالرحمن بن عون عن رجل من الأنصار فالحديث ضعيف لجهاله الرجل </text:p>
      <text:p text:style-name="P131">وأخرجه ابو داود (3305) عن جابر مرفوعًا بنحوه </text:p>
      <text:p text:style-name="P131">فبهذا صح الحديث</text:p>
      <text:p text:style-name="P131"/>
      <text:p text:style-name="P131">175 – صحيح</text:p>
      <text:p text:style-name="P131">اخرجه مسلم (4247) والنسائي (4936) وعبدالرزاق (16863) من طرق عن منصور بن المعتمر عن عبدالله بن عمر عن ابن عمر مرفوعًا به </text:p>
      <text:p text:style-name="P131"/>
      <text:p text:style-name="P131">176 – صحيح لغيره </text:p>
      <text:p text:style-name="P131">أ×رجه ابو داود (3290) والترمذي (1524) والنسائي (3803) واحمد (25564) من طرق عن الزهري عن سليمان بن أرقم عن يحيي بن ابي كثير عن ابي سلمه عن عائشة مرفوعًا، وفيه سليمان بن أرقم وهو متروك الحديص </text:p>
      <text:p text:style-name="P131">واخرجه البخراي (6696) عن القاسم بن محمد عن عائشة مرفوعاًا بنحوه</text:p>
      <text:p text:style-name="P131"/>
      <text:p text:style-name="P131">177 – صحيح لغيره</text:p>
      <text:p text:style-name="P131">أخرجه البخراي (1912) و(1901) ومسلم (3136) والنسائي (3255) من طرق عن عبيدالله <text:s/>بن عمر عن نافع عن ابن عمر عن عمر مرفوعًا بنحوه </text:p>
      <text:p text:style-name="P131"/>
      <text:p text:style-name="P131">178 – صحيح </text:p>
      <text:p text:style-name="P131">أخرجه الخاري (2927) ومسلم (3137) واحمد 4780) نوعبدالزراق (7815) من طرق عن ايوب السختياني عن نافع عن ابن عمر عن عمر مرفوعًا بنحوه</text:p>
      <text:p text:style-name="P131"/>
      <text:p text:style-name="P131">179 – أخرجه البخراي (2927) ومسلم (3237) واحمد (4780) وعبدالرزاق (7815) من طرق عن ايوب السختياني عن نافع عن ابن عمر عن عمر مرفوعًا بنحوه </text:p>
      <text:p text:style-name="P131"/>
      <text:p text:style-name="P131"><text:soft-page-break/>180 - ?????</text:p>
      <text:p text:style-name="P131"/>
      <text:p text:style-name="P131">181 – صحيح لغيره </text:p>
      <text:p text:style-name="P131">أخرجه البخاري في الادب المفرد (783) </text:p>
      <text:p text:style-name="P131">(2117) واحمد (1845) من طرق عن الاصلع عن عبدالله الكندي عن يزيد بن الأصم <text:span text:style-name="T44">عن ابن عباس مرفوعًا وفيه الأصلع وهو مقبول ولم يتابع . </text:span></text:p>
      <text:p text:style-name="P132">واخرجه &gt;&gt;&gt;&gt;&gt;&gt;&gt;&gt;&gt;&gt;&gt;&gt;&gt;&gt;&gt;&gt;&gt;&gt;&gt;&gt;&gt;&gt;&gt;&gt;&gt;&gt;&gt;&gt;&gt;&gt;&gt;&gt;&gt;&gt;&gt;&gt;&gt;&gt;&gt;&gt;&gt;</text:p>
      <text:p text:style-name="P132"/>
      <text:p text:style-name="P133">182 – صحيح</text:p>
      <text:p text:style-name="P133">أخرحه النسائي (4333) وبن ماجة (3197) عن عبدالكريم الجزري عن عطاء بن ابي رباح عن جابر مرفوعًا وسده صحيح</text:p>
      <text:p text:style-name="P133"/>
      <text:p text:style-name="P133">183 – صحيح</text:p>
      <text:p text:style-name="P133">اخرجه البخاري (5520) من طريق محمد بن علي عن جابر مرفوعًا وله شاهد من حديص ابن.. عند البخاري (552) </text:p>
      <text:p text:style-name="P133"/>
      <text:p text:style-name="P133">184- صحيح </text:p>
      <text:p text:style-name="P134"><text:span text:style-name="T45">اخرجه البخاري (5112) <text:s/>ومسلم (1943) وحم (26297) من طرق عن هشام بن عروه عن فاطمه بنت <text:s/>المنذر عن اسماء مرفوعًا </text:span></text:p>
      <text:p text:style-name="P134"><text:span text:style-name="T46"/></text:p>
      <text:p text:style-name="P135"><text:span text:style-name="T46">1</text:span><text:span text:style-name="T47">85 – صحيح </text:span></text:p>
      <text:p text:style-name="P135"><text:span text:style-name="T47">اخرجه البخاري(4217) ومسمل (3590) وحم(4720) من طرق عن عبيدالله بن عمر عن نافع عن ابن عمر مرقوعًا </text:span></text:p>
      <text:p text:style-name="P135"><text:span text:style-name="T47"/></text:p>
      <text:p text:style-name="P135"><text:span text:style-name="T47">186 – صحيح </text:span></text:p>
      <text:p text:style-name="P135"><text:span text:style-name="T47">اخرجه مسلم (1064) والطيالسي (2189) وابو عوانه (4349)من طرق عن علي بن ابي طلحه عن ابي الوداك عن ابي سعيد الخدري مرفوعًا به </text:span></text:p>
      <text:p text:style-name="P135"><text:span text:style-name="T47"/></text:p>
      <text:p text:style-name="P136"><text:span text:style-name="T47">187 – صحيح</text:span></text:p>
      <text:p text:style-name="P136"><text:span text:style-name="T47">اخرجه أحمد (17389ت) وله شاهد عند البخاري (5527) “نهي النبي عن كل ذي ناب في الباع" من طرق عن الزهري عن ابي ادريس الخولاني عن ابي ثعلبه مرفوعُا</text:span></text:p>
      <text:p text:style-name="P136"><text:span text:style-name="T47"/></text:p>
      <text:p text:style-name="P136"><text:span text:style-name="T47">188 – صحيح لغيره </text:span></text:p>
      <text:p text:style-name="P136"><text:span text:style-name="T47">اخرجه ابو داود (3801) وابن ماجه (3236) من طرق عن عبدالله بن عبيد الله عن عبدالرحمن عبن عبدالله عن جابر مرفوعًا بنحوه</text:span></text:p>
      <text:p text:style-name="P136"><text:span text:style-name="T47"/></text:p>
      <text:p text:style-name="P136"><text:span text:style-name="T47">189 – صحيح </text:span></text:p>
      <text:p text:style-name="P136"><text:span text:style-name="T47">اخرجه البخاري (2572) ومسلم (1954) واحمد (11772) من طرق <text:s/>عن شعبه عن هشام بن ويد بن انس عن انس بن مالك مرفوعًا </text:span></text:p>
      <text:p text:style-name="P136"><text:span text:style-name="T47"/></text:p>
      <text:p text:style-name="P136"><text:span text:style-name="T47">190 – صحيح</text:span></text:p>
      <text:p text:style-name="P136"><text:span text:style-name="T47">اخرجه البخاري (1707) عن عروه عن عائشة مرفوعًا ولم يذكر فيه لفظة "الحية" ومسلم (1198) من طرق عن محمد بن معمر عن شعبه عن قتادة بن سعيد بن المسب عن عائشة مرفوعًا ولم يذكر فيه لفظة "العقرب"</text:span></text:p>
      <text:p text:style-name="P136"><text:span text:style-name="T47"/></text:p>
      <text:p text:style-name="P136"><text:span text:style-name="T47">191 – صحيح</text:span></text:p>
      <text:p text:style-name="P136"><text:span text:style-name="T47">اخرجه البخاري (5391) ومسلم (1949) والنسائي (4316) وحم (16374) من طرق عن ابن المبارك وابن وهب عن يونس بن يزيد عن الزهري عن ابي ثمامه عن بن علي عن خالد بن الوليد مرفوعًا </text:span></text:p>
      <text:p text:style-name="P136"><text:span text:style-name="T47"/></text:p>
      <text:p text:style-name="P136"><text:span text:style-name="T47">192 – </text:span><text:span text:style-name="T48">صحيح </text:span></text:p>
      <text:p text:style-name="P137"><text:soft-page-break/><text:span text:style-name="T47">ارخجه البخاري (1492) ومسلم (364) من طرق عن الزهري عن ابن شهاب عن عبدالله بن عبدالله بن علي عن ابن عباس مرفوعًا بنحوه </text:span></text:p>
      <text:p text:style-name="P137"><text:span text:style-name="T47"/></text:p>
      <text:p text:style-name="P137"><text:span text:style-name="T47">193 – صحيح لغيره</text:span></text:p>
      <text:p text:style-name="P138"><text:span text:style-name="T47">اخرحه مسلم (733) عن الزهري عن عبدالله عن ابن عباس بنحوه مرفوعًا </text:span></text:p>
      <text:p text:style-name="P138"><text:span text:style-name="T47"/></text:p>
      <text:p text:style-name="P138"><text:span text:style-name="T47">194 – صحيح لغيره </text:span></text:p>
      <text:p text:style-name="P138"><text:span text:style-name="T47">اخرجه البخاري (2236) ومسلم (1583) وابو داد (3486) واحمد (14063) من طرق عن يزيد عن عطاء بن ابي ­رباح عن جابر مرفوعًا </text:span></text:p>
      <text:p text:style-name="P138"><text:span text:style-name="T47"/></text:p>
      <text:p text:style-name="P138"><text:span text:style-name="T47">195 – صحيح </text:span></text:p>
      <text:p text:style-name="P138"><text:span text:style-name="T47">اخرجه مسلم (2119) واحمد (14628) عن ابن جريج عن ابي الزبير عن جابر مرفوعًا بنحوه </text:span></text:p>
      <text:p text:style-name="P138"><text:span text:style-name="T47">واخرجه احمد (5955) عن سالم عن ابن عمر مرفوعًا بنحوه </text:span></text:p>
      <text:p text:style-name="P138"><text:span text:style-name="T47"/></text:p>
      <text:p text:style-name="P138"><text:span text:style-name="T47">196 – صحيح </text:span></text:p>
      <text:p text:style-name="P138"><text:span text:style-name="T47">اخرجه ابو داود (</text:span><text:span text:style-name="T49">5267) وابن حبان (462:12) من طرق عن ابن جريج عن عبدالله بن ابي لبيد عن الزهري عن عبيدالله بن عبدالله بن عتبه عن ابن عباس مرفوعًا به </text:span></text:p>
      <text:p text:style-name="P138"><text:span text:style-name="T49"/></text:p>
      <text:p text:style-name="P139"><text:span text:style-name="T47">197 – ارخجه البخاري (3319) ومسلم (2242) من طرق عن ابي الزناد عن عبدالحمن بن هرمز (الأعرج) عن ابي هريرة مرفوعًا بنحوه</text:span></text:p>
      <text:p text:style-name="P139"><text:span text:style-name="T47"/></text:p>
      <text:p text:style-name="P139"><text:span text:style-name="T47">198 – صحيح </text:span></text:p>
      <text:p text:style-name="P139"><text:span text:style-name="T47">اخرجه البخاري (2650) ومسلم (1623) واحمد (17899) وابو عوانه (5678) من طرق عن ابو حيان التيمي عن الشعبي عن النعمان بن بشير مرفوعًا بنحوه</text:span></text:p>
      <text:p text:style-name="P139"><text:span text:style-name="T47"/></text:p>
      <text:p text:style-name="P139"><text:span text:style-name="T47">199 - </text:span></text:p>
      <text:p text:style-name="P139"><text:span text:style-name="T47"/></text:p>
      <text:p text:style-name="P135"><text:span text:style-name="T47"/></text:p>
      <text:p text:style-name="P135"><text:span text:style-name="T47"/></text:p>
      <text:p text:style-name="P140"><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11-20T23:14:08.027675032</dc:date>
    <meta:editing-duration>PT21H13M28S</meta:editing-duration>
    <meta:editing-cycles>82</meta:editing-cycles>
    <meta:generator>LibreOffice/24.8.2.1$Linux_X86_64 LibreOffice_project/480$Build-1</meta:generator>
    <meta:document-statistic meta:table-count="0" meta:image-count="0" meta:object-count="0" meta:page-count="18" meta:paragraph-count="434" meta:word-count="7751" meta:character-count="40641" meta:non-whitespace-character-count="32885"/>
  </office:meta>
</office:document-meta>
</file>